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ext-properties style:font-name="Arial" fo:font-size="9pt" style:font-name-asian="Noto Sans CJK SC Regular" style:font-size-asian="9pt" style:font-name-complex="FreeSans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row table:style-name="ro1">
          <table:table-cell table:style-name="Default" office:value-type="string" calcext:value-type="string">
            <text:p>The link could not be updated.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12 Day EMA</text:p>
          </table:table-cell>
          <table:table-cell table:style-name="ce2" office:value-type="string" calcext:value-type="string">
            <text:p>26 Day EMA</text:p>
          </table:table-cell>
          <table:table-cell table:style-name="ce2" office:value-type="string" calcext:value-type="string">
            <text:p>MACD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Highest 14</text:p>
          </table:table-cell>
          <table:table-cell office:value-type="string" calcext:value-type="string">
            <text:p>Lowest 14</text:p>
          </table:table-cell>
          <table:table-cell office:value-type="string" calcext:value-type="string">
            <text:p>William’s R</text:p>
          </table:table-cell>
          <table:table-cell office:value-type="string" calcext:value-type="string">
            <text:p>Stoch 14</text:p>
          </table:table-cell>
          <table:table-cell office:value-type="string" calcext:value-type="string">
            <text:p>Typical price</text:p>
          </table:table-cell>
          <table:table-cell office:value-type="string" calcext:value-type="string">
            <text:p>20 day sma_typ</text:p>
          </table:table-cell>
          <table:table-cell office:value-type="string" calcext:value-type="string">
            <text:p>20 day mean deviation</text:p>
          </table:table-cell>
          <table:table-cell office:value-type="string" calcext:value-type="string">
            <text:p>20 day cci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SMA_close 5</text:p>
          </table:table-cell>
          <table:table-cell office:value-type="string" calcext:value-type="string">
            <text:p>wma_close</text:p>
          </table:table-cell>
        </table:table-row>
        <table:table-row table:style-name="ro2">
          <table:table-cell office:value-type="date" office:date-value="2014-07-01" calcext:value-type="date">
            <text:p>01/07/2014</text:p>
          </table:table-cell>
          <table:table-cell office:value-type="float" office:value="96.48" calcext:value-type="float">
            <text:p>96.48</text:p>
          </table:table-cell>
          <table:table-cell office:value-type="float" office:value="97.45" calcext:value-type="float">
            <text:p>97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6.35" calcext:value-type="float">
            <text:p>96.35</text:p>
          </table:table-cell>
          <table:table-cell office:value-type="float" office:value="6823663" calcext:value-type="float">
            <text:p>6823663</text:p>
          </table:table-cell>
          <table:table-cell table:number-columns-repeated="16"/>
          <table:table-cell table:formula="of:=([.C2]+[.D2]+[.E2])/3" office:value-type="float" office:value="96.4166666666667" calcext:value-type="float">
            <text:p>96.4166666667</text:p>
          </table:table-cell>
          <table:table-cell table:number-columns-repeated="6"/>
        </table:table-row>
        <table:table-row table:style-name="ro2">
          <table:table-cell office:value-type="date" office:date-value="2014-07-02" calcext:value-type="date">
            <text:p>02/07/2014</text:p>
          </table:table-cell>
          <table:table-cell office:value-type="float" office:value="96.36" calcext:value-type="float">
            <text:p>96.36</text:p>
          </table:table-cell>
          <table:table-cell office:value-type="float" office:value="98.91" calcext:value-type="float">
            <text:p>98.91</text:p>
          </table:table-cell>
          <table:table-cell office:value-type="float" office:value="95.27" calcext:value-type="float">
            <text:p>95.27</text:p>
          </table:table-cell>
          <table:table-cell office:value-type="float" office:value="98.63" calcext:value-type="float">
            <text:p>98.63</text:p>
          </table:table-cell>
          <table:table-cell office:value-type="float" office:value="11556143" calcext:value-type="float">
            <text:p>11556143</text:p>
          </table:table-cell>
          <table:table-cell table:formula="of:=[.E3]-[.E2]" office:value-type="float" office:value="2.28" calcext:value-type="float">
            <text:p>2.28</text:p>
          </table:table-cell>
          <table:table-cell table:number-columns-repeated="5"/>
          <table:table-cell table:formula="of:=IF([.G3]&lt;0;-[.G3];0)" office:value-type="float" office:value="0" calcext:value-type="float">
            <text:p>0</text:p>
          </table:table-cell>
          <table:table-cell table:formula="of:=IF([.G3]&gt;0;[.G3];0)" office:value-type="float" office:value="2.28" calcext:value-type="float">
            <text:p>2.28</text:p>
          </table:table-cell>
          <table:table-cell table:number-columns-repeated="8"/>
          <table:table-cell table:formula="of:=([.C3]+[.D3]+[.E3])/3" office:value-type="float" office:value="97.6033333333333" calcext:value-type="float">
            <text:p>97.6033333333</text:p>
          </table:table-cell>
          <table:table-cell table:number-columns-repeated="6"/>
        </table:table-row>
        <table:table-row table:style-name="ro2">
          <table:table-cell office:value-type="date" office:date-value="2014-07-03" calcext:value-type="date">
            <text:p>03/07/2014</text:p>
          </table:table-cell>
          <table:table-cell office:value-type="float" office:value="98.91" calcext:value-type="float">
            <text:p>98.91</text:p>
          </table:table-cell>
          <table:table-cell office:value-type="float" office:value="99.36" calcext:value-type="float">
            <text:p>99.36</text:p>
          </table:table-cell>
          <table:table-cell office:value-type="float" office:value="97.11" calcext:value-type="float">
            <text:p>97.11</text:p>
          </table:table-cell>
          <table:table-cell office:value-type="float" office:value="98.22" calcext:value-type="float">
            <text:p>98.22</text:p>
          </table:table-cell>
          <table:table-cell office:value-type="float" office:value="5751586" calcext:value-type="float">
            <text:p>5751586</text:p>
          </table:table-cell>
          <table:table-cell table:formula="of:=[.E4]-[.E3]" office:value-type="float" office:value="-0.409999999999997" calcext:value-type="float">
            <text:p>-0.41</text:p>
          </table:table-cell>
          <table:table-cell table:number-columns-repeated="5"/>
          <table:table-cell table:formula="of:=IF([.G4]&lt;0;-[.G4];0)" office:value-type="float" office:value="0.409999999999997" calcext:value-type="float">
            <text:p>0.41</text:p>
          </table:table-cell>
          <table:table-cell table:formula="of:=IF([.G4]&gt;0;[.G4];0)" office:value-type="float" office:value="0" calcext:value-type="float">
            <text:p>0</text:p>
          </table:table-cell>
          <table:table-cell table:number-columns-repeated="8"/>
          <table:table-cell table:formula="of:=([.C4]+[.D4]+[.E4])/3" office:value-type="float" office:value="98.23" calcext:value-type="float">
            <text:p>98.23</text:p>
          </table:table-cell>
          <table:table-cell table:number-columns-repeated="6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float" office:value="98.13" calcext:value-type="float">
            <text:p>98.13</text:p>
          </table:table-cell>
          <table:table-cell office:value-type="float" office:value="100.16" calcext:value-type="float">
            <text:p>100.16</text:p>
          </table:table-cell>
          <table:table-cell office:value-type="float" office:value="97.66" calcext:value-type="float">
            <text:p>97.66</text:p>
          </table:table-cell>
          <table:table-cell office:value-type="float" office:value="99.87" calcext:value-type="float">
            <text:p>99.87</text:p>
          </table:table-cell>
          <table:table-cell office:value-type="float" office:value="5942937" calcext:value-type="float">
            <text:p>5942937</text:p>
          </table:table-cell>
          <table:table-cell table:formula="of:=[.E5]-[.E4]" office:value-type="float" office:value="1.65000000000001" calcext:value-type="float">
            <text:p>1.65</text:p>
          </table:table-cell>
          <table:table-cell table:number-columns-repeated="5"/>
          <table:table-cell table:formula="of:=IF([.G5]&lt;0;-[.G5];0)" office:value-type="float" office:value="0" calcext:value-type="float">
            <text:p>0</text:p>
          </table:table-cell>
          <table:table-cell table:formula="of:=IF([.G5]&gt;0;[.G5];0)" office:value-type="float" office:value="1.65000000000001" calcext:value-type="float">
            <text:p>1.65</text:p>
          </table:table-cell>
          <table:table-cell table:number-columns-repeated="8"/>
          <table:table-cell table:formula="of:=([.C5]+[.D5]+[.E5])/3" office:value-type="float" office:value="99.23" calcext:value-type="float">
            <text:p>99.23</text:p>
          </table:table-cell>
          <table:table-cell table:number-columns-repeated="6"/>
        </table:table-row>
        <table:table-row table:style-name="ro2">
          <table:table-cell office:value-type="date" office:date-value="2014-07-08" calcext:value-type="date">
            <text:p>08/07/2014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12" calcext:value-type="float">
            <text:p>102.12</text:p>
          </table:table-cell>
          <table:table-cell office:value-type="float" office:value="8327126" calcext:value-type="float">
            <text:p>8327126</text:p>
          </table:table-cell>
          <table:table-cell table:formula="of:=[.E6]-[.E5]" office:value-type="float" office:value="2.25" calcext:value-type="float">
            <text:p>2.25</text:p>
          </table:table-cell>
          <table:table-cell table:number-columns-repeated="5"/>
          <table:table-cell table:formula="of:=IF([.G6]&lt;0;-[.G6];0)" office:value-type="float" office:value="0" calcext:value-type="float">
            <text:p>0</text:p>
          </table:table-cell>
          <table:table-cell table:formula="of:=IF([.G6]&gt;0;[.G6];0)" office:value-type="float" office:value="2.25" calcext:value-type="float">
            <text:p>2.25</text:p>
          </table:table-cell>
          <table:table-cell table:number-columns-repeated="8"/>
          <table:table-cell table:formula="of:=([.C6]+[.D6]+[.E6])/3" office:value-type="float" office:value="101.73" calcext:value-type="float">
            <text:p>101.73</text:p>
          </table:table-cell>
          <table:table-cell table:number-columns-repeated="4"/>
          <table:table-cell table:formula="of:=AVERAGE([.E2:.E6])" office:value-type="float" office:value="99.038" calcext:value-type="float">
            <text:p>99.038</text:p>
          </table:table-cell>
          <table:table-cell table:formula="of:=(5*[.E6]+4*[.E5]+3*[.E4]+2*[.E3]+[.E2])/15" office:value-type="float" office:value="99.89" calcext:value-type="float">
            <text:p>99.89</text:p>
          </table:table-cell>
        </table:table-row>
        <table:table-row table:style-name="ro2">
          <table:table-cell office:value-type="date" office:date-value="2014-07-09" calcext:value-type="date">
            <text:p>09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2.25" calcext:value-type="float">
            <text:p>102.25</text:p>
          </table:table-cell>
          <table:table-cell office:value-type="float" office:value="5947128" calcext:value-type="float">
            <text:p>5947128</text:p>
          </table:table-cell>
          <table:table-cell table:formula="of:=[.E7]-[.E6]" office:value-type="float" office:value="0.129999999999995" calcext:value-type="float">
            <text:p>0.13</text:p>
          </table:table-cell>
          <table:table-cell table:number-columns-repeated="5"/>
          <table:table-cell table:formula="of:=IF([.G7]&lt;0;-[.G7];0)" office:value-type="float" office:value="0" calcext:value-type="float">
            <text:p>0</text:p>
          </table:table-cell>
          <table:table-cell table:formula="of:=IF([.G7]&gt;0;[.G7];0)" office:value-type="float" office:value="0.129999999999995" calcext:value-type="float">
            <text:p>0.13</text:p>
          </table:table-cell>
          <table:table-cell table:number-columns-repeated="8"/>
          <table:table-cell table:formula="of:=([.C7]+[.D7]+[.E7])/3" office:value-type="float" office:value="102.446666666667" calcext:value-type="float">
            <text:p>102.4466666667</text:p>
          </table:table-cell>
          <table:table-cell table:number-columns-repeated="4"/>
          <table:table-cell table:formula="of:=AVERAGE([.E3:.E7])" office:value-type="float" office:value="100.218" calcext:value-type="float">
            <text:p>100.218</text:p>
          </table:table-cell>
          <table:table-cell table:formula="of:=(5*[.E7]+4*[.E6]+3*[.E5]+2*[.E4]+[.E3])/15" office:value-type="float" office:value="100.960666666667" calcext:value-type="float">
            <text:p>100.9606666667</text:p>
          </table:table-cell>
        </table:table-row>
        <table:table-row table:style-name="ro2">
          <table:table-cell office:value-type="date" office:date-value="2014-07-10" calcext:value-type="date">
            <text:p>10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93" calcext:value-type="float">
            <text:p>103.93</text:p>
          </table:table-cell>
          <table:table-cell office:value-type="float" office:value="6701964" calcext:value-type="float">
            <text:p>6701964</text:p>
          </table:table-cell>
          <table:table-cell table:formula="of:=[.E8]-[.E7]" office:value-type="float" office:value="1.68000000000001" calcext:value-type="float">
            <text:p>1.68</text:p>
          </table:table-cell>
          <table:table-cell table:number-columns-repeated="5"/>
          <table:table-cell table:formula="of:=IF([.G8]&lt;0;-[.G8];0)" office:value-type="float" office:value="0" calcext:value-type="float">
            <text:p>0</text:p>
          </table:table-cell>
          <table:table-cell table:formula="of:=IF([.G8]&gt;0;[.G8];0)" office:value-type="float" office:value="1.68000000000001" calcext:value-type="float">
            <text:p>1.68</text:p>
          </table:table-cell>
          <table:table-cell table:number-columns-repeated="8"/>
          <table:table-cell table:formula="of:=([.C8]+[.D8]+[.E8])/3" office:value-type="float" office:value="103.53" calcext:value-type="float">
            <text:p>103.53</text:p>
          </table:table-cell>
          <table:table-cell table:number-columns-repeated="4"/>
          <table:table-cell table:formula="of:=AVERAGE([.E4:.E8])" office:value-type="float" office:value="101.278" calcext:value-type="float">
            <text:p>101.278</text:p>
          </table:table-cell>
          <table:table-cell table:formula="of:=(5*[.E8]+4*[.E7]+3*[.E6]+2*[.E5]+[.E4])/15" office:value-type="float" office:value="102.198" calcext:value-type="float">
            <text:p>102.198</text:p>
          </table:table-cell>
        </table:table-row>
        <table:table-row table:style-name="ro2">
          <table:table-cell office:value-type="date" office:date-value="2014-07-11" calcext:value-type="date">
            <text:p>11/07/2014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26" calcext:value-type="float">
            <text:p>102.26</text:p>
          </table:table-cell>
          <table:table-cell office:value-type="float" office:value="5384505" calcext:value-type="float">
            <text:p>5384505</text:p>
          </table:table-cell>
          <table:table-cell table:formula="of:=[.E9]-[.E8]" office:value-type="float" office:value="-1.67" calcext:value-type="float">
            <text:p>-1.67</text:p>
          </table:table-cell>
          <table:table-cell table:number-columns-repeated="5"/>
          <table:table-cell table:formula="of:=IF([.G9]&lt;0;-[.G9];0)" office:value-type="float" office:value="1.67" calcext:value-type="float">
            <text:p>1.67</text:p>
          </table:table-cell>
          <table:table-cell table:formula="of:=IF([.G9]&gt;0;[.G9];0)" office:value-type="float" office:value="0" calcext:value-type="float">
            <text:p>0</text:p>
          </table:table-cell>
          <table:table-cell table:number-columns-repeated="8"/>
          <table:table-cell table:formula="of:=([.C9]+[.D9]+[.E9])/3" office:value-type="float" office:value="102.786666666667" calcext:value-type="float">
            <text:p>102.7866666667</text:p>
          </table:table-cell>
          <table:table-cell table:number-columns-repeated="4"/>
          <table:table-cell table:formula="of:=AVERAGE([.E5:.E9])" office:value-type="float" office:value="102.086" calcext:value-type="float">
            <text:p>102.086</text:p>
          </table:table-cell>
          <table:table-cell table:formula="of:=(5*[.E9]+4*[.E8]+3*[.E7]+2*[.E6]+[.E5])/15" office:value-type="float" office:value="102.525333333333" calcext:value-type="float">
            <text:p>102.5253333333</text:p>
          </table:table-cell>
        </table:table-row>
        <table:table-row table:style-name="ro2">
          <table:table-cell office:value-type="date" office:date-value="2014-07-14" calcext:value-type="date">
            <text:p>14/07/2014</text:p>
          </table:table-cell>
          <table:table-cell office:value-type="float" office:value="102.69" calcext:value-type="float">
            <text:p>102.69</text:p>
          </table:table-cell>
          <table:table-cell office:value-type="float" office:value="108" calcext:value-type="float">
            <text:p>108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6.65" calcext:value-type="float">
            <text:p>106.65</text:p>
          </table:table-cell>
          <table:table-cell office:value-type="float" office:value="14435905" calcext:value-type="float">
            <text:p>14435905</text:p>
          </table:table-cell>
          <table:table-cell table:formula="of:=[.E10]-[.E9]" office:value-type="float" office:value="4.39" calcext:value-type="float">
            <text:p>4.39</text:p>
          </table:table-cell>
          <table:table-cell table:number-columns-repeated="5"/>
          <table:table-cell table:formula="of:=IF([.G10]&lt;0;-[.G10];0)" office:value-type="float" office:value="0" calcext:value-type="float">
            <text:p>0</text:p>
          </table:table-cell>
          <table:table-cell table:formula="of:=IF([.G10]&gt;0;[.G10];0)" office:value-type="float" office:value="4.39" calcext:value-type="float">
            <text:p>4.39</text:p>
          </table:table-cell>
          <table:table-cell table:number-columns-repeated="8"/>
          <table:table-cell table:formula="of:=([.C10]+[.D10]+[.E10])/3" office:value-type="float" office:value="105.336666666667" calcext:value-type="float">
            <text:p>105.3366666667</text:p>
          </table:table-cell>
          <table:table-cell table:number-columns-repeated="4"/>
          <table:table-cell table:formula="of:=AVERAGE([.E6:.E10])" office:value-type="float" office:value="103.442" calcext:value-type="float">
            <text:p>103.442</text:p>
          </table:table-cell>
          <table:table-cell table:formula="of:=(5*[.E10]+4*[.E9]+3*[.E8]+2*[.E7]+[.E6])/15" office:value-type="float" office:value="104.046666666667" calcext:value-type="float">
            <text:p>104.0466666667</text:p>
          </table:table-cell>
        </table:table-row>
        <table:table-row table:style-name="ro2">
          <table:table-cell office:value-type="date" office:date-value="2014-07-15" calcext:value-type="date">
            <text:p>15/07/2014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6.34" calcext:value-type="float">
            <text:p>106.34</text:p>
          </table:table-cell>
          <table:table-cell office:value-type="float" office:value="25206769" calcext:value-type="float">
            <text:p>25206769</text:p>
          </table:table-cell>
          <table:table-cell table:formula="of:=[.E11]-[.E10]" office:value-type="float" office:value="-0.310000000000002" calcext:value-type="float">
            <text:p>-0.31</text:p>
          </table:table-cell>
          <table:table-cell table:number-columns-repeated="5"/>
          <table:table-cell table:formula="of:=IF([.G11]&lt;0;-[.G11];0)" office:value-type="float" office:value="0.310000000000002" calcext:value-type="float">
            <text:p>0.31</text:p>
          </table:table-cell>
          <table:table-cell table:formula="of:=IF([.G11]&gt;0;[.G11];0)" office:value-type="float" office:value="0" calcext:value-type="float">
            <text:p>0</text:p>
          </table:table-cell>
          <table:table-cell table:number-columns-repeated="8"/>
          <table:table-cell table:formula="of:=([.C11]+[.D11]+[.E11])/3" office:value-type="float" office:value="105.556666666667" calcext:value-type="float">
            <text:p>105.5566666667</text:p>
          </table:table-cell>
          <table:table-cell table:number-columns-repeated="4"/>
          <table:table-cell table:formula="of:=AVERAGE([.E7:.E11])" office:value-type="float" office:value="104.286" calcext:value-type="float">
            <text:p>104.286</text:p>
          </table:table-cell>
          <table:table-cell table:formula="of:=(5*[.E11]+4*[.E10]+3*[.E9]+2*[.E8]+[.E7])/15" office:value-type="float" office:value="105.012666666667" calcext:value-type="float">
            <text:p>105.0126666667</text:p>
          </table:table-cell>
        </table:table-row>
        <table:table-row table:style-name="ro2">
          <table:table-cell office:value-type="date" office:date-value="2014-07-16" calcext:value-type="date">
            <text:p>16/07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407082" calcext:value-type="float">
            <text:p>11407082</text:p>
          </table:table-cell>
          <table:table-cell table:formula="of:=[.E12]-[.E11]" office:value-type="float" office:value="-1.79000000000001" calcext:value-type="float">
            <text:p>-1.79</text:p>
          </table:table-cell>
          <table:table-cell table:number-columns-repeated="5"/>
          <table:table-cell table:formula="of:=IF([.G12]&lt;0;-[.G12];0)" office:value-type="float" office:value="1.79000000000001" calcext:value-type="float">
            <text:p>1.79</text:p>
          </table:table-cell>
          <table:table-cell table:formula="of:=IF([.G12]&gt;0;[.G12];0)" office:value-type="float" office:value="0" calcext:value-type="float">
            <text:p>0</text:p>
          </table:table-cell>
          <table:table-cell table:number-columns-repeated="8"/>
          <table:table-cell table:formula="of:=([.C12]+[.D12]+[.E12])/3" office:value-type="float" office:value="105.106666666667" calcext:value-type="float">
            <text:p>105.1066666667</text:p>
          </table:table-cell>
          <table:table-cell table:number-columns-repeated="4"/>
          <table:table-cell table:formula="of:=AVERAGE([.E8:.E12])" office:value-type="float" office:value="104.746" calcext:value-type="float">
            <text:p>104.746</text:p>
          </table:table-cell>
          <table:table-cell table:formula="of:=(5*[.E12]+4*[.E11]+3*[.E10]+2*[.E9]+[.E8])/15" office:value-type="float" office:value="105.100666666667" calcext:value-type="float">
            <text:p>105.1006666667</text:p>
          </table:table-cell>
        </table:table-row>
        <table:table-row table:style-name="ro2">
          <table:table-cell office:value-type="date" office:date-value="2014-07-17" calcext:value-type="date">
            <text:p>17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4.56" calcext:value-type="float">
            <text:p>104.56</text:p>
          </table:table-cell>
          <table:table-cell office:value-type="float" office:value="15856588" calcext:value-type="float">
            <text:p>15856588</text:p>
          </table:table-cell>
          <table:table-cell table:formula="of:=[.E13]-[.E12]" office:value-type="float" office:value="0.0100000000000051" calcext:value-type="float">
            <text:p>0.01</text:p>
          </table:table-cell>
          <table:table-cell table:formula="of:=AVERAGE([.E2:.E13])" office:value-type="float" office:value="102.144166666667" calcext:value-type="float">
            <text:p>102.1441666667</text:p>
          </table:table-cell>
          <table:table-cell table:number-columns-repeated="4"/>
          <table:table-cell table:formula="of:=IF([.G13]&lt;0;-[.G13];0)" office:value-type="float" office:value="0" calcext:value-type="float">
            <text:p>0</text:p>
          </table:table-cell>
          <table:table-cell table:formula="of:=IF([.G13]&gt;0;[.G13];0)" office:value-type="float" office:value="0.0100000000000051" calcext:value-type="float">
            <text:p>0.01</text:p>
          </table:table-cell>
          <table:table-cell table:number-columns-repeated="8"/>
          <table:table-cell table:formula="of:=([.C13]+[.D13]+[.E13])/3" office:value-type="float" office:value="105.183333333333" calcext:value-type="float">
            <text:p>105.1833333333</text:p>
          </table:table-cell>
          <table:table-cell table:number-columns-repeated="4"/>
          <table:table-cell table:formula="of:=AVERAGE([.E9:.E13])" office:value-type="float" office:value="104.872" calcext:value-type="float">
            <text:p>104.872</text:p>
          </table:table-cell>
          <table:table-cell table:formula="of:=(5*[.E13]+4*[.E12]+3*[.E11]+2*[.E10]+[.E9])/15" office:value-type="float" office:value="105.038666666667" calcext:value-type="float">
            <text:p>105.0386666667</text:p>
          </table:table-cell>
        </table:table-row>
        <table:table-row table:style-name="ro2">
          <table:table-cell office:value-type="date" office:date-value="2014-07-18" calcext:value-type="date">
            <text:p>18/07/2014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4.28" calcext:value-type="float">
            <text:p>104.28</text:p>
          </table:table-cell>
          <table:table-cell office:value-type="float" office:value="7822760" calcext:value-type="float">
            <text:p>7822760</text:p>
          </table:table-cell>
          <table:table-cell table:formula="of:=[.E14]-[.E13]" office:value-type="float" office:value="-0.280000000000001" calcext:value-type="float">
            <text:p>-0.28</text:p>
          </table:table-cell>
          <table:table-cell table:formula="of:=([.E14]*(2/(12 +1))+[.H13]*(1-(2/(12+1))))" office:value-type="float" office:value="102.472756410256" calcext:value-type="float">
            <text:p>102.4727564103</text:p>
          </table:table-cell>
          <table:table-cell table:number-columns-repeated="4"/>
          <table:table-cell table:formula="of:=IF([.G14]&lt;0;-[.G14];0)" office:value-type="float" office:value="0.280000000000001" calcext:value-type="float">
            <text:p>0.28</text:p>
          </table:table-cell>
          <table:table-cell table:formula="of:=IF([.G14]&gt;0;[.G14];0)" office:value-type="float" office:value="0" calcext:value-type="float">
            <text:p>0</text:p>
          </table:table-cell>
          <table:table-cell table:number-columns-repeated="8"/>
          <table:table-cell table:formula="of:=([.C14]+[.D14]+[.E14])/3" office:value-type="float" office:value="104.653333333333" calcext:value-type="float">
            <text:p>104.6533333333</text:p>
          </table:table-cell>
          <table:table-cell table:number-columns-repeated="3"/>
          <table:table-cell table:formula="of:=([.E14]-[.E2])/[.E2]*100" office:value-type="float" office:value="8.23040996367411" calcext:value-type="float">
            <text:p>8.2304099637</text:p>
          </table:table-cell>
          <table:table-cell table:formula="of:=AVERAGE([.E10:.E14])" office:value-type="float" office:value="105.276" calcext:value-type="float">
            <text:p>105.276</text:p>
          </table:table-cell>
          <table:table-cell table:formula="of:=(5*[.E14]+4*[.E13]+3*[.E12]+2*[.E11]+[.E10])/15" office:value-type="float" office:value="104.841333333333" calcext:value-type="float">
            <text:p>104.8413333333</text:p>
          </table:table-cell>
        </table:table-row>
        <table:table-row table:style-name="ro2">
          <table:table-cell office:value-type="date" office:date-value="2014-07-21" calcext:value-type="date">
            <text:p>21/07/2014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65" calcext:value-type="float">
            <text:p>105.65</text:p>
          </table:table-cell>
          <table:table-cell office:value-type="float" office:value="12707497" calcext:value-type="float">
            <text:p>12707497</text:p>
          </table:table-cell>
          <table:table-cell table:formula="of:=[.E15]-[.E14]" office:value-type="float" office:value="1.37" calcext:value-type="float">
            <text:p>1.37</text:p>
          </table:table-cell>
          <table:table-cell table:formula="of:=([.E15]*(2/(12 +1))+[.H14]*(1-(2/(12+1))))" office:value-type="float" office:value="102.961563116371" calcext:value-type="float">
            <text:p>102.9615631164</text:p>
          </table:table-cell>
          <table:table-cell table:number-columns-repeated="4"/>
          <table:table-cell table:formula="of:=IF([.G15]&lt;0;-[.G15];0)" office:value-type="float" office:value="0" calcext:value-type="float">
            <text:p>0</text:p>
          </table:table-cell>
          <table:table-cell table:formula="of:=IF([.G15]&gt;0;[.G15];0)" office:value-type="float" office:value="1.37" calcext:value-type="float">
            <text:p>1.37</text:p>
          </table:table-cell>
          <table:table-cell table:number-columns-repeated="4"/>
          <table:table-cell table:formula="of:=MAX([.C2:.C15])" office:value-type="float" office:value="108" calcext:value-type="float">
            <text:p>108</text:p>
          </table:table-cell>
          <table:table-cell table:formula="of:=MIN([.D2:.D15])" office:value-type="float" office:value="95.27" calcext:value-type="float">
            <text:p>95.27</text:p>
          </table:table-cell>
          <table:table-cell table:formula="of:=([.S15]-[.E15])/([.S15]-[.T15])*-100" office:value-type="float" office:value="-18.4603299293008" calcext:value-type="float">
            <text:p>-18.4603299293</text:p>
          </table:table-cell>
          <table:table-cell table:formula="of:=([.E15]-[.T15])/([.S15]-[.T15])*100" office:value-type="float" office:value="81.5396700706992" calcext:value-type="float">
            <text:p>81.5396700707</text:p>
          </table:table-cell>
          <table:table-cell table:formula="of:=([.C15]+[.D15]+[.E15])/3" office:value-type="float" office:value="105.763333333333" calcext:value-type="float">
            <text:p>105.7633333333</text:p>
          </table:table-cell>
          <table:table-cell table:number-columns-repeated="3"/>
          <table:table-cell table:formula="of:=([.E15]-[.E3])/[.E3]*100" office:value-type="float" office:value="7.11750988543041" calcext:value-type="float">
            <text:p>7.1175098854</text:p>
          </table:table-cell>
          <table:table-cell table:formula="of:=AVERAGE([.E11:.E15])" office:value-type="float" office:value="105.076" calcext:value-type="float">
            <text:p>105.076</text:p>
          </table:table-cell>
          <table:table-cell table:formula="of:=(5*[.E15]+4*[.E14]+3*[.E13]+2*[.E12]+[.E11])/15" office:value-type="float" office:value="104.966" calcext:value-type="float">
            <text:p>104.966</text:p>
          </table:table-cell>
        </table:table-row>
        <table:table-row table:style-name="ro2">
          <table:table-cell office:value-type="date" office:date-value="2014-07-22" calcext:value-type="date">
            <text:p>22/07/2014</text:p>
          </table:table-cell>
          <table:table-cell office:value-type="float" office:value="105.82" calcext:value-type="float">
            <text:p>105.82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0.09" calcext:value-type="float">
            <text:p>100.0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1381793" calcext:value-type="float">
            <text:p>11381793</text:p>
          </table:table-cell>
          <table:table-cell table:formula="of:=[.E16]-[.E15]" office:value-type="float" office:value="-3.91000000000001" calcext:value-type="float">
            <text:p>-3.91</text:p>
          </table:table-cell>
          <table:table-cell table:formula="of:=([.E16]*(2/(12 +1))+[.H15]*(1-(2/(12+1))))" office:value-type="float" office:value="102.773630329237" calcext:value-type="float">
            <text:p>102.7736303292</text:p>
          </table:table-cell>
          <table:table-cell table:number-columns-repeated="4"/>
          <table:table-cell table:formula="of:=IF([.G16]&lt;0;-[.G16];0)" office:value-type="float" office:value="3.91000000000001" calcext:value-type="float">
            <text:p>3.91</text:p>
          </table:table-cell>
          <table:table-cell table:formula="of:=IF([.G16]&gt;0;[.G16];0)" office:value-type="float" office:value="0" calcext:value-type="float">
            <text:p>0</text:p>
          </table:table-cell>
          <table:table-cell table:style-name="ce3" table:formula="of:=(SUM([.N3:.N16])/14)" office:value-type="float" office:value="0.982857142857144" calcext:value-type="float">
            <text:p>0.9828571429</text:p>
          </table:table-cell>
          <table:table-cell table:formula="of:=(SUM([.M3:.M16])/14)" office:value-type="float" office:value="0.597857142857144" calcext:value-type="float">
            <text:p>0.5978571429</text:p>
          </table:table-cell>
          <table:table-cell table:formula="of:=[.O16]/[.P16]" office:value-type="float" office:value="1.64396654719235" calcext:value-type="float">
            <text:p>1.6439665472</text:p>
          </table:table-cell>
          <table:table-cell table:formula="of:=IF([.P16]=0;100;100-(100/(1+[.Q16])))" office:value-type="float" office:value="62.1780388612743" calcext:value-type="float">
            <text:p>62.1780388613</text:p>
          </table:table-cell>
          <table:table-cell table:formula="of:=MAX([.C3:.C16])" office:value-type="float" office:value="108" calcext:value-type="float">
            <text:p>108</text:p>
          </table:table-cell>
          <table:table-cell table:formula="of:=MIN([.D3:.D16])" office:value-type="float" office:value="95.27" calcext:value-type="float">
            <text:p>95.27</text:p>
          </table:table-cell>
          <table:table-cell table:formula="of:=([.S16]-[.E16])/([.S16]-[.T16])*-100" office:value-type="float" office:value="-49.1751767478398" calcext:value-type="float">
            <text:p>-49.1751767478</text:p>
          </table:table-cell>
          <table:table-cell table:formula="of:=([.E16]-[.T16])/([.S16]-[.T16])*100" office:value-type="float" office:value="50.8248232521602" calcext:value-type="float">
            <text:p>50.8248232522</text:p>
          </table:table-cell>
          <table:table-cell table:formula="of:=([.C16]+[.D16]+[.E16])/3" office:value-type="float" office:value="102.67" calcext:value-type="float">
            <text:p>102.67</text:p>
          </table:table-cell>
          <table:table-cell table:number-columns-repeated="3"/>
          <table:table-cell table:formula="of:=([.E16]-[.E4])/[.E4]*100" office:value-type="float" office:value="3.58379148849521" calcext:value-type="float">
            <text:p>3.5837914885</text:p>
          </table:table-cell>
          <table:table-cell table:formula="of:=AVERAGE([.E12:.E16])" office:value-type="float" office:value="104.156" calcext:value-type="float">
            <text:p>104.156</text:p>
          </table:table-cell>
          <table:table-cell table:formula="of:=(5*[.E16]+4*[.E15]+3*[.E14]+2*[.E13]+[.E12])/15" office:value-type="float" office:value="103.854" calcext:value-type="float">
            <text:p>103.854</text:p>
          </table:table-cell>
        </table:table-row>
        <table:table-row table:style-name="ro2">
          <table:table-cell office:value-type="date" office:date-value="2014-07-23" calcext:value-type="date">
            <text:p>23/07/201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5.45" calcext:value-type="float">
            <text:p>105.45</text:p>
          </table:table-cell>
          <table:table-cell office:value-type="float" office:value="98.39" calcext:value-type="float">
            <text:p>98.39</text:p>
          </table:table-cell>
          <table:table-cell office:value-type="float" office:value="105.13" calcext:value-type="float">
            <text:p>105.13</text:p>
          </table:table-cell>
          <table:table-cell office:value-type="float" office:value="15354262" calcext:value-type="float">
            <text:p>15354262</text:p>
          </table:table-cell>
          <table:table-cell table:formula="of:=[.E17]-[.E16]" office:value-type="float" office:value="3.39" calcext:value-type="float">
            <text:p>3.39</text:p>
          </table:table-cell>
          <table:table-cell table:formula="of:=([.E17]*(2/(12 +1))+[.H16]*(1-(2/(12+1))))" office:value-type="float" office:value="103.136148740123" calcext:value-type="float">
            <text:p>103.1361487401</text:p>
          </table:table-cell>
          <table:table-cell table:number-columns-repeated="4"/>
          <table:table-cell table:formula="of:=IF([.G17]&lt;0;-[.G17];0)" office:value-type="float" office:value="0" calcext:value-type="float">
            <text:p>0</text:p>
          </table:table-cell>
          <table:table-cell table:formula="of:=IF([.G17]&gt;0;[.G17];0)" office:value-type="float" office:value="3.39" calcext:value-type="float">
            <text:p>3.39</text:p>
          </table:table-cell>
          <table:table-cell table:formula="of:=(([.O16]*13)+[.N17])/14" office:value-type="float" office:value="1.15479591836735" calcext:value-type="float">
            <text:p>1.1547959184</text:p>
          </table:table-cell>
          <table:table-cell table:formula="of:=(([.P16]*13)+[.M17])/14" office:value-type="float" office:value="0.555153061224491" calcext:value-type="float">
            <text:p>0.5551530612</text:p>
          </table:table-cell>
          <table:table-cell table:formula="of:=[.O17]/[.P17]" office:value-type="float" office:value="2.08013969304292" calcext:value-type="float">
            <text:p>2.080139693</text:p>
          </table:table-cell>
          <table:table-cell table:formula="of:=IF([.P17]=0;100;100-(100/(1+[.Q17])))" office:value-type="float" office:value="67.5339400268536" calcext:value-type="float">
            <text:p>67.5339400269</text:p>
          </table:table-cell>
          <table:table-cell table:formula="of:=MAX([.C4:.C17])" office:value-type="float" office:value="108" calcext:value-type="float">
            <text:p>108</text:p>
          </table:table-cell>
          <table:table-cell table:formula="of:=MIN([.D4:.D17])" office:value-type="float" office:value="97.11" calcext:value-type="float">
            <text:p>97.11</text:p>
          </table:table-cell>
          <table:table-cell table:formula="of:=([.S17]-[.E17])/([.S17]-[.T17])*-100" office:value-type="float" office:value="-26.3544536271809" calcext:value-type="float">
            <text:p>-26.3544536272</text:p>
          </table:table-cell>
          <table:table-cell table:formula="of:=([.E17]-[.T17])/([.S17]-[.T17])*100" office:value-type="float" office:value="73.6455463728191" calcext:value-type="float">
            <text:p>73.6455463728</text:p>
          </table:table-cell>
          <table:table-cell table:formula="of:=([.C17]+[.D17]+[.E17])/3" office:value-type="float" office:value="102.99" calcext:value-type="float">
            <text:p>102.99</text:p>
          </table:table-cell>
          <table:table-cell table:number-columns-repeated="3"/>
          <table:table-cell table:formula="of:=([.E17]-[.E5])/[.E5]*100" office:value-type="float" office:value="5.26684690097125" calcext:value-type="float">
            <text:p>5.266846901</text:p>
          </table:table-cell>
          <table:table-cell table:formula="of:=AVERAGE([.E13:.E17])" office:value-type="float" office:value="104.272" calcext:value-type="float">
            <text:p>104.272</text:p>
          </table:table-cell>
          <table:table-cell table:formula="of:=(5*[.E17]+4*[.E16]+3*[.E15]+2*[.E14]+[.E13])/15" office:value-type="float" office:value="104.178666666667" calcext:value-type="float">
            <text:p>104.1786666667</text:p>
          </table:table-cell>
        </table:table-row>
        <table:table-row table:style-name="ro2">
          <table:table-cell office:value-type="date" office:date-value="2014-07-24" calcext:value-type="date">
            <text:p>24/07/201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6197670" calcext:value-type="float">
            <text:p>16197670</text:p>
          </table:table-cell>
          <table:table-cell table:formula="of:=[.E18]-[.E17]" office:value-type="float" office:value="-0.319999999999993" calcext:value-type="float">
            <text:p>-0.32</text:p>
          </table:table-cell>
          <table:table-cell table:formula="of:=([.E18]*(2/(12 +1))+[.H17]*(1-(2/(12+1))))" office:value-type="float" office:value="103.393664318566" calcext:value-type="float">
            <text:p>103.3936643186</text:p>
          </table:table-cell>
          <table:table-cell table:number-columns-repeated="4"/>
          <table:table-cell table:formula="of:=IF([.G18]&lt;0;-[.G18];0)" office:value-type="float" office:value="0.319999999999993" calcext:value-type="float">
            <text:p>0.32</text:p>
          </table:table-cell>
          <table:table-cell table:formula="of:=IF([.G18]&gt;0;[.G18];0)" office:value-type="float" office:value="0" calcext:value-type="float">
            <text:p>0</text:p>
          </table:table-cell>
          <table:table-cell table:formula="of:=(([.O17]*13)+[.N18])/14" office:value-type="float" office:value="1.07231049562682" calcext:value-type="float">
            <text:p>1.0723104956</text:p>
          </table:table-cell>
          <table:table-cell table:formula="of:=(([.P17]*13)+[.M18])/14" office:value-type="float" office:value="0.53835641399417" calcext:value-type="float">
            <text:p>0.538356414</text:p>
          </table:table-cell>
          <table:table-cell table:formula="of:=[.O18]/[.P18]" office:value-type="float" office:value="1.99182264342528" calcext:value-type="float">
            <text:p>1.9918226434</text:p>
          </table:table-cell>
          <table:table-cell table:formula="of:=IF([.P18]=0;100;100-(100/(1+[.Q18])))" office:value-type="float" office:value="66.5755588086893" calcext:value-type="float">
            <text:p>66.5755588087</text:p>
          </table:table-cell>
          <table:table-cell table:formula="of:=MAX([.C5:.C18])" office:value-type="float" office:value="108" calcext:value-type="float">
            <text:p>108</text:p>
          </table:table-cell>
          <table:table-cell table:formula="of:=MIN([.D5:.D18])" office:value-type="float" office:value="97.66" calcext:value-type="float">
            <text:p>97.66</text:p>
          </table:table-cell>
          <table:table-cell table:formula="of:=([.S18]-[.E18])/([.S18]-[.T18])*-100" office:value-type="float" office:value="-30.8510638297872" calcext:value-type="float">
            <text:p>-30.8510638298</text:p>
          </table:table-cell>
          <table:table-cell table:formula="of:=([.E18]-[.T18])/([.S18]-[.T18])*100" office:value-type="float" office:value="69.1489361702128" calcext:value-type="float">
            <text:p>69.1489361702</text:p>
          </table:table-cell>
          <table:table-cell table:formula="of:=([.C18]+[.D18]+[.E18])/3" office:value-type="float" office:value="105.17" calcext:value-type="float">
            <text:p>105.17</text:p>
          </table:table-cell>
          <table:table-cell table:number-columns-repeated="3"/>
          <table:table-cell table:formula="of:=([.E18]-[.E6])/[.E6]*100" office:value-type="float" office:value="2.63415589502546" calcext:value-type="float">
            <text:p>2.634155895</text:p>
          </table:table-cell>
          <table:table-cell table:formula="of:=AVERAGE([.E14:.E18])" office:value-type="float" office:value="104.322" calcext:value-type="float">
            <text:p>104.322</text:p>
          </table:table-cell>
          <table:table-cell table:formula="of:=(5*[.E18]+4*[.E17]+3*[.E16]+2*[.E15]+[.E14])/15" office:value-type="float" office:value="104.358" calcext:value-type="float">
            <text:p>104.358</text:p>
          </table:table-cell>
        </table:table-row>
        <table:table-row table:style-name="ro2">
          <table:table-cell office:value-type="date" office:date-value="2014-07-25" calcext:value-type="date">
            <text:p>25/07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161883" calcext:value-type="float">
            <text:p>15161883</text:p>
          </table:table-cell>
          <table:table-cell table:formula="of:=[.E19]-[.E18]" office:value-type="float" office:value="-0.469999999999999" calcext:value-type="float">
            <text:p>-0.47</text:p>
          </table:table-cell>
          <table:table-cell table:formula="of:=([.E19]*(2/(12 +1))+[.H18]*(1-(2/(12+1))))" office:value-type="float" office:value="103.539254423402" calcext:value-type="float">
            <text:p>103.5392544234</text:p>
          </table:table-cell>
          <table:table-cell table:number-columns-repeated="4"/>
          <table:table-cell table:formula="of:=IF([.G19]&lt;0;-[.G19];0)" office:value-type="float" office:value="0.469999999999999" calcext:value-type="float">
            <text:p>0.47</text:p>
          </table:table-cell>
          <table:table-cell table:formula="of:=IF([.G19]&gt;0;[.G19];0)" office:value-type="float" office:value="0" calcext:value-type="float">
            <text:p>0</text:p>
          </table:table-cell>
          <table:table-cell table:formula="of:=(([.O18]*13)+[.N19])/14" office:value-type="float" office:value="0.995716888796336" calcext:value-type="float">
            <text:p>0.9957168888</text:p>
          </table:table-cell>
          <table:table-cell table:formula="of:=(([.P18]*13)+[.M19])/14" office:value-type="float" office:value="0.533473812994586" calcext:value-type="float">
            <text:p>0.533473813</text:p>
          </table:table-cell>
          <table:table-cell table:formula="of:=[.O19]/[.P19]" office:value-type="float" office:value="1.86647753749525" calcext:value-type="float">
            <text:p>1.8664775375</text:p>
          </table:table-cell>
          <table:table-cell table:formula="of:=IF([.P19]=0;100;100-(100/(1+[.Q19])))" office:value-type="float" office:value="65.1139774542309" calcext:value-type="float">
            <text:p>65.1139774542</text:p>
          </table:table-cell>
          <table:table-cell table:formula="of:=MAX([.C6:.C19])" office:value-type="float" office:value="108" calcext:value-type="float">
            <text:p>108</text:p>
          </table:table-cell>
          <table:table-cell table:formula="of:=MIN([.D6:.D19])" office:value-type="float" office:value="98.39" calcext:value-type="float">
            <text:p>98.39</text:p>
          </table:table-cell>
          <table:table-cell table:formula="of:=([.S19]-[.E19])/([.S19]-[.T19])*-100" office:value-type="float" office:value="-38.0853277835588" calcext:value-type="float">
            <text:p>-38.0853277836</text:p>
          </table:table-cell>
          <table:table-cell table:formula="of:=([.E19]-[.T19])/([.S19]-[.T19])*100" office:value-type="float" office:value="61.9146722164412" calcext:value-type="float">
            <text:p>61.9146722164</text:p>
          </table:table-cell>
          <table:table-cell table:formula="of:=([.C19]+[.D19]+[.E19])/3" office:value-type="float" office:value="104.7" calcext:value-type="float">
            <text:p>104.7</text:p>
          </table:table-cell>
          <table:table-cell table:number-columns-repeated="3"/>
          <table:table-cell table:formula="of:=([.E19]-[.E7])/[.E7]*100" office:value-type="float" office:value="2.0440097799511" calcext:value-type="float">
            <text:p>2.04400978</text:p>
          </table:table-cell>
          <table:table-cell table:formula="of:=AVERAGE([.E15:.E19])" office:value-type="float" office:value="104.334" calcext:value-type="float">
            <text:p>104.334</text:p>
          </table:table-cell>
          <table:table-cell table:formula="of:=(5*[.E19]+4*[.E18]+3*[.E17]+2*[.E16]+[.E15])/15" office:value-type="float" office:value="104.364" calcext:value-type="float">
            <text:p>104.364</text:p>
          </table:table-cell>
        </table:table-row>
        <table:table-row table:style-name="ro2">
          <table:table-cell office:value-type="date" office:date-value="2014-07-28" calcext:value-type="date">
            <text:p>28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36" calcext:value-type="float">
            <text:p>107.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6.37" calcext:value-type="float">
            <text:p>106.37</text:p>
          </table:table-cell>
          <table:table-cell office:value-type="float" office:value="11976888" calcext:value-type="float">
            <text:p>11976888</text:p>
          </table:table-cell>
          <table:table-cell table:formula="of:=[.E20]-[.E19]" office:value-type="float" office:value="2.03" calcext:value-type="float">
            <text:p>2.03</text:p>
          </table:table-cell>
          <table:table-cell table:formula="of:=([.E20]*(2/(12 +1))+[.H19]*(1-(2/(12+1))))" office:value-type="float" office:value="103.974753742879" calcext:value-type="float">
            <text:p>103.9747537429</text:p>
          </table:table-cell>
          <table:table-cell table:number-columns-repeated="4"/>
          <table:table-cell table:formula="of:=IF([.G20]&lt;0;-[.G20];0)" office:value-type="float" office:value="0" calcext:value-type="float">
            <text:p>0</text:p>
          </table:table-cell>
          <table:table-cell table:formula="of:=IF([.G20]&gt;0;[.G20];0)" office:value-type="float" office:value="2.03" calcext:value-type="float">
            <text:p>2.03</text:p>
          </table:table-cell>
          <table:table-cell table:formula="of:=(([.O19]*13)+[.N20])/14" office:value-type="float" office:value="1.06959425388231" calcext:value-type="float">
            <text:p>1.0695942539</text:p>
          </table:table-cell>
          <table:table-cell table:formula="of:=(([.P19]*13)+[.M20])/14" office:value-type="float" office:value="0.49536854063783" calcext:value-type="float">
            <text:p>0.4953685406</text:p>
          </table:table-cell>
          <table:table-cell table:formula="of:=[.O20]/[.P20]" office:value-type="float" office:value="2.15918889904699" calcext:value-type="float">
            <text:p>2.159188899</text:p>
          </table:table-cell>
          <table:table-cell table:formula="of:=IF([.P20]=0;100;100-(100/(1+[.Q20])))" office:value-type="float" office:value="68.3463055880685" calcext:value-type="float">
            <text:p>68.3463055881</text:p>
          </table:table-cell>
          <table:table-cell table:formula="of:=MAX([.C7:.C20])" office:value-type="float" office:value="108" calcext:value-type="float">
            <text:p>108</text:p>
          </table:table-cell>
          <table:table-cell table:formula="of:=MIN([.D7:.D20])" office:value-type="float" office:value="98.39" calcext:value-type="float">
            <text:p>98.39</text:p>
          </table:table-cell>
          <table:table-cell table:formula="of:=([.S20]-[.E20])/([.S20]-[.T20])*-100" office:value-type="float" office:value="-16.9614984391259" calcext:value-type="float">
            <text:p>-16.9614984391</text:p>
          </table:table-cell>
          <table:table-cell table:formula="of:=([.E20]-[.T20])/([.S20]-[.T20])*100" office:value-type="float" office:value="83.0385015608741" calcext:value-type="float">
            <text:p>83.0385015609</text:p>
          </table:table-cell>
          <table:table-cell table:formula="of:=([.C20]+[.D20]+[.E20])/3" office:value-type="float" office:value="106.03" calcext:value-type="float">
            <text:p>106.03</text:p>
          </table:table-cell>
          <table:table-cell table:number-columns-repeated="3"/>
          <table:table-cell table:formula="of:=([.E20]-[.E8])/[.E8]*100" office:value-type="float" office:value="2.34773405176561" calcext:value-type="float">
            <text:p>2.3477340518</text:p>
          </table:table-cell>
          <table:table-cell table:formula="of:=AVERAGE([.E16:.E20])" office:value-type="float" office:value="104.478" calcext:value-type="float">
            <text:p>104.478</text:p>
          </table:table-cell>
          <table:table-cell table:formula="of:=(5*[.E20]+4*[.E19]+3*[.E18]+2*[.E17]+[.E16])/15" office:value-type="float" office:value="105.042666666667" calcext:value-type="float">
            <text:p>105.0426666667</text:p>
          </table:table-cell>
        </table:table-row>
        <table:table-row table:style-name="ro2">
          <table:table-cell office:value-type="date" office:date-value="2014-07-29" calcext:value-type="date">
            <text:p>29/07/2014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8.55" calcext:value-type="float">
            <text:p>108.55</text:p>
          </table:table-cell>
          <table:table-cell office:value-type="float" office:value="56324939" calcext:value-type="float">
            <text:p>56324939</text:p>
          </table:table-cell>
          <table:table-cell table:formula="of:=[.E21]-[.E20]" office:value-type="float" office:value="2.17999999999999" calcext:value-type="float">
            <text:p>2.18</text:p>
          </table:table-cell>
          <table:table-cell table:formula="of:=([.E21]*(2/(12 +1))+[.H20]*(1-(2/(12+1))))" office:value-type="float" office:value="104.678637782436" calcext:value-type="float">
            <text:p>104.6786377824</text:p>
          </table:table-cell>
          <table:table-cell table:number-columns-repeated="4"/>
          <table:table-cell table:formula="of:=IF([.G21]&lt;0;-[.G21];0)" office:value-type="float" office:value="0" calcext:value-type="float">
            <text:p>0</text:p>
          </table:table-cell>
          <table:table-cell table:formula="of:=IF([.G21]&gt;0;[.G21];0)" office:value-type="float" office:value="2.17999999999999" calcext:value-type="float">
            <text:p>2.18</text:p>
          </table:table-cell>
          <table:table-cell table:formula="of:=(([.O20]*13)+[.N21])/14" office:value-type="float" office:value="1.14890895003358" calcext:value-type="float">
            <text:p>1.14890895</text:p>
          </table:table-cell>
          <table:table-cell table:formula="of:=(([.P20]*13)+[.M21])/14" office:value-type="float" office:value="0.459985073449414" calcext:value-type="float">
            <text:p>0.4599850734</text:p>
          </table:table-cell>
          <table:table-cell table:formula="of:=[.O21]/[.P21]" office:value-type="float" office:value="2.49770920047023" calcext:value-type="float">
            <text:p>2.4977092005</text:p>
          </table:table-cell>
          <table:table-cell table:formula="of:=IF([.P21]=0;100;100-(100/(1+[.Q21])))" office:value-type="float" office:value="71.4098587765512" calcext:value-type="float">
            <text:p>71.4098587766</text:p>
          </table:table-cell>
          <table:table-cell table:formula="of:=MAX([.C8:.C21])" office:value-type="float" office:value="110.89" calcext:value-type="float">
            <text:p>110.89</text:p>
          </table:table-cell>
          <table:table-cell table:formula="of:=MIN([.D8:.D21])" office:value-type="float" office:value="98.39" calcext:value-type="float">
            <text:p>98.39</text:p>
          </table:table-cell>
          <table:table-cell table:formula="of:=([.S21]-[.E21])/([.S21]-[.T21])*-100" office:value-type="float" office:value="-18.72" calcext:value-type="float">
            <text:p>-18.72</text:p>
          </table:table-cell>
          <table:table-cell table:formula="of:=([.E21]-[.T21])/([.S21]-[.T21])*100" office:value-type="float" office:value="81.28" calcext:value-type="float">
            <text:p>81.28</text:p>
          </table:table-cell>
          <table:table-cell table:formula="of:=([.C21]+[.D21]+[.E21])/3" office:value-type="float" office:value="108.763333333333" calcext:value-type="float">
            <text:p>108.7633333333</text:p>
          </table:table-cell>
          <table:table-cell table:formula="of:=AVERAGE([.W2:.W21])" office:value-type="float" office:value="103.194833333333" calcext:value-type="float">
            <text:p>103.1948333333</text:p>
          </table:table-cell>
          <table:table-cell table:formula="of:=(ABS([.X21]-[.W21])+ABS([.X21]-[.W20])+ABS([.X21]-[.W19])+ABS([.X21]-[.W18])+ABS([.X21]-[.W17])+ABS([.X21]-[.W16])+ABS([.X21]-[.W15])+ABS([.X21]-[.W14])+ABS([.X21]-[.W13])+ABS([.X21]-[.W12])+ABS([.X21]-[.W11])+ABS([.X21]-[.W10])+ABS([.X21]-[.W9])+ABS([.X21]-[.W8])+ABS([.X21]-[.W7])+ABS([.X21]-[.W6])+ABS([.X21]-[.W5])+ABS([.X21]-[.W4])+ABS([.X21]-[.W3])+ABS([.X21]-[.W2]))/20" office:value-type="float" office:value="2.46501666666666" calcext:value-type="float">
            <text:p>2.4650166667</text:p>
          </table:table-cell>
          <table:table-cell table:style-name="ce4" table:formula="of:=([.W21]-[.X21])/(0.015*[.Y21])" office:value-type="float" office:value="150.600739683978" calcext:value-type="float">
            <text:p>150.600739684</text:p>
          </table:table-cell>
          <table:table-cell table:formula="of:=([.E21]-[.E9])/[.E9]*100" office:value-type="float" office:value="6.15098767846665" calcext:value-type="float">
            <text:p>6.1509876785</text:p>
          </table:table-cell>
          <table:table-cell table:formula="of:=AVERAGE([.E17:.E21])" office:value-type="float" office:value="105.84" calcext:value-type="float">
            <text:p>105.84</text:p>
          </table:table-cell>
          <table:table-cell table:formula="of:=(5*[.E21]+4*[.E20]+3*[.E19]+2*[.E18]+[.E17])/15" office:value-type="float" office:value="106.4" calcext:value-type="float">
            <text:p>106.4</text:p>
          </table:table-cell>
        </table:table-row>
        <table:table-row table:style-name="ro2">
          <table:table-cell office:value-type="date" office:date-value="2014-07-30" calcext:value-type="date">
            <text:p>30/07/201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4.47" calcext:value-type="float">
            <text:p>104.47</text:p>
          </table:table-cell>
          <table:table-cell office:value-type="float" office:value="110.27" calcext:value-type="float">
            <text:p>110.27</text:p>
          </table:table-cell>
          <table:table-cell office:value-type="float" office:value="25631985" calcext:value-type="float">
            <text:p>25631985</text:p>
          </table:table-cell>
          <table:table-cell table:formula="of:=[.E22]-[.E21]" office:value-type="float" office:value="1.72" calcext:value-type="float">
            <text:p>1.72</text:p>
          </table:table-cell>
          <table:table-cell table:formula="of:=([.E22]*(2/(12 +1))+[.H21]*(1-(2/(12+1))))" office:value-type="float" office:value="105.538847354369" calcext:value-type="float">
            <text:p>105.5388473544</text:p>
          </table:table-cell>
          <table:table-cell table:number-columns-repeated="4"/>
          <table:table-cell table:formula="of:=IF([.G22]&lt;0;-[.G22];0)" office:value-type="float" office:value="0" calcext:value-type="float">
            <text:p>0</text:p>
          </table:table-cell>
          <table:table-cell table:formula="of:=IF([.G22]&gt;0;[.G22];0)" office:value-type="float" office:value="1.72" calcext:value-type="float">
            <text:p>1.72</text:p>
          </table:table-cell>
          <table:table-cell table:formula="of:=(([.O21]*13)+[.N22])/14" office:value-type="float" office:value="1.18970116788832" calcext:value-type="float">
            <text:p>1.1897011679</text:p>
          </table:table-cell>
          <table:table-cell table:formula="of:=(([.P21]*13)+[.M22])/14" office:value-type="float" office:value="0.427128996774455" calcext:value-type="float">
            <text:p>0.4271289968</text:p>
          </table:table-cell>
          <table:table-cell table:formula="of:=[.O22]/[.P22]" office:value-type="float" office:value="2.7853439519971" calcext:value-type="float">
            <text:p>2.785343952</text:p>
          </table:table-cell>
          <table:table-cell table:formula="of:=IF([.P22]=0;100;100-(100/(1+[.Q22])))" office:value-type="float" office:value="73.5823213773636" calcext:value-type="float">
            <text:p>73.5823213774</text:p>
          </table:table-cell>
          <table:table-cell table:formula="of:=MAX([.C9:.C22])" office:value-type="float" office:value="110.89" calcext:value-type="float">
            <text:p>110.89</text:p>
          </table:table-cell>
          <table:table-cell table:formula="of:=MIN([.D9:.D22])" office:value-type="float" office:value="98.39" calcext:value-type="float">
            <text:p>98.39</text:p>
          </table:table-cell>
          <table:table-cell table:formula="of:=([.S22]-[.E22])/([.S22]-[.T22])*-100" office:value-type="float" office:value="-4.96000000000004" calcext:value-type="float">
            <text:p>-4.96</text:p>
          </table:table-cell>
          <table:table-cell table:formula="of:=([.E22]-[.T22])/([.S22]-[.T22])*100" office:value-type="float" office:value="95.04" calcext:value-type="float">
            <text:p>95.04</text:p>
          </table:table-cell>
          <table:table-cell table:formula="of:=([.C22]+[.D22]+[.E22])/3" office:value-type="float" office:value="108.46" calcext:value-type="float">
            <text:p>108.46</text:p>
          </table:table-cell>
          <table:table-cell table:formula="of:=AVERAGE([.W3:.W22])" office:value-type="float" office:value="103.797" calcext:value-type="float">
            <text:p>103.797</text:p>
          </table:table-cell>
          <table:table-cell table:formula="of:=(ABS([.X22]-[.W22])+ABS([.X22]-[.W21])+ABS([.X22]-[.W20])+ABS([.X22]-[.W19])+ABS([.X22]-[.W18])+ABS([.X22]-[.W17])+ABS([.X22]-[.W16])+ABS([.X22]-[.W15])+ABS([.X22]-[.W14])+ABS([.X22]-[.W13])+ABS([.X22]-[.W12])+ABS([.X22]-[.W11])+ABS([.X22]-[.W10])+ABS([.X22]-[.W9])+ABS([.X22]-[.W8])+ABS([.X22]-[.W7])+ABS([.X22]-[.W6])+ABS([.X22]-[.W5])+ABS([.X22]-[.W4])+ABS([.X22]-[.W3]))/20" office:value-type="float" office:value="2.29563333333333" calcext:value-type="float">
            <text:p>2.2956333333</text:p>
          </table:table-cell>
          <table:table-cell table:style-name="ce4" table:formula="of:=([.W22]-[.X22])/(0.015*[.Y22])" office:value-type="float" office:value="135.41651541332" calcext:value-type="float">
            <text:p>135.4165154133</text:p>
          </table:table-cell>
          <table:table-cell table:formula="of:=([.E22]-[.E10])/[.E10]*100" office:value-type="float" office:value="3.39428035630566" calcext:value-type="float">
            <text:p>3.3942803563</text:p>
          </table:table-cell>
          <table:table-cell table:formula="of:=AVERAGE([.E18:.E22])" office:value-type="float" office:value="106.868" calcext:value-type="float">
            <text:p>106.868</text:p>
          </table:table-cell>
          <table:table-cell table:formula="of:=(5*[.E22]+4*[.E21]+3*[.E20]+2*[.E19]+[.E18])/15" office:value-type="float" office:value="107.876666666667" calcext:value-type="float">
            <text:p>107.8766666667</text:p>
          </table:table-cell>
        </table:table-row>
        <table:table-row table:style-name="ro2">
          <table:table-cell office:value-type="date" office:date-value="2014-07-31" calcext:value-type="date">
            <text:p>31/07/201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58" calcext:value-type="float">
            <text:p>111.58</text:p>
          </table:table-cell>
          <table:table-cell office:value-type="float" office:value="28841323" calcext:value-type="float">
            <text:p>28841323</text:p>
          </table:table-cell>
          <table:table-cell table:formula="of:=[.E23]-[.E22]" office:value-type="float" office:value="1.31" calcext:value-type="float">
            <text:p>1.31</text:p>
          </table:table-cell>
          <table:table-cell table:formula="of:=([.E23]*(2/(12 +1))+[.H22]*(1-(2/(12+1))))" office:value-type="float" office:value="106.468255453697" calcext:value-type="float">
            <text:p>106.4682554537</text:p>
          </table:table-cell>
          <table:table-cell table:number-columns-repeated="4"/>
          <table:table-cell table:formula="of:=IF([.G23]&lt;0;-[.G23];0)" office:value-type="float" office:value="0" calcext:value-type="float">
            <text:p>0</text:p>
          </table:table-cell>
          <table:table-cell table:formula="of:=IF([.G23]&gt;0;[.G23];0)" office:value-type="float" office:value="1.31" calcext:value-type="float">
            <text:p>1.31</text:p>
          </table:table-cell>
          <table:table-cell table:formula="of:=(([.O22]*13)+[.N23])/14" office:value-type="float" office:value="1.19829394161058" calcext:value-type="float">
            <text:p>1.1982939416</text:p>
          </table:table-cell>
          <table:table-cell table:formula="of:=(([.P22]*13)+[.M23])/14" office:value-type="float" office:value="0.396619782719137" calcext:value-type="float">
            <text:p>0.3966197827</text:p>
          </table:table-cell>
          <table:table-cell table:formula="of:=[.O23]/[.P23]" office:value-type="float" office:value="3.02126619452854" calcext:value-type="float">
            <text:p>3.0212661945</text:p>
          </table:table-cell>
          <table:table-cell table:formula="of:=IF([.P23]=0;100;100-(100/(1+[.Q23])))" office:value-type="float" office:value="75.1322108105991" calcext:value-type="float">
            <text:p>75.1322108106</text:p>
          </table:table-cell>
          <table:table-cell table:formula="of:=MAX([.C10:.C23])" office:value-type="float" office:value="112.91" calcext:value-type="float">
            <text:p>112.91</text:p>
          </table:table-cell>
          <table:table-cell table:formula="of:=MIN([.D10:.D23])" office:value-type="float" office:value="98.39" calcext:value-type="float">
            <text:p>98.39</text:p>
          </table:table-cell>
          <table:table-cell table:formula="of:=([.S23]-[.E23])/([.S23]-[.T23])*-100" office:value-type="float" office:value="-9.15977961432506" calcext:value-type="float">
            <text:p>-9.1597796143</text:p>
          </table:table-cell>
          <table:table-cell table:formula="of:=([.E23]-[.T23])/([.S23]-[.T23])*100" office:value-type="float" office:value="90.8402203856749" calcext:value-type="float">
            <text:p>90.8402203857</text:p>
          </table:table-cell>
          <table:table-cell table:formula="of:=([.C23]+[.D23]+[.E23])/3" office:value-type="float" office:value="111.68" calcext:value-type="float">
            <text:p>111.68</text:p>
          </table:table-cell>
          <table:table-cell table:formula="of:=AVERAGE([.W4:.W23])" office:value-type="float" office:value="104.500833333333" calcext:value-type="float">
            <text:p>104.5008333333</text:p>
          </table:table-cell>
          <table:table-cell table:formula="of:=(ABS([.X23]-[.W23])+ABS([.X23]-[.W22])+ABS([.X23]-[.W21])+ABS([.X23]-[.W20])+ABS([.X23]-[.W19])+ABS([.X23]-[.W18])+ABS([.X23]-[.W17])+ABS([.X23]-[.W16])+ABS([.X23]-[.W15])+ABS([.X23]-[.W14])+ABS([.X23]-[.W13])+ABS([.X23]-[.W12])+ABS([.X23]-[.W11])+ABS([.X23]-[.W10])+ABS([.X23]-[.W9])+ABS([.X23]-[.W8])+ABS([.X23]-[.W7])+ABS([.X23]-[.W6])+ABS([.X23]-[.W5])+ABS([.X23]-[.W4]))/20" office:value-type="float" office:value="2.23933333333333" calcext:value-type="float">
            <text:p>2.2393333333</text:p>
          </table:table-cell>
          <table:table-cell table:style-name="ce4" table:formula="of:=([.W23]-[.X23])/(0.015*[.Y23])" office:value-type="float" office:value="213.729284509278" calcext:value-type="float">
            <text:p>213.7292845093</text:p>
          </table:table-cell>
          <table:table-cell table:formula="of:=([.E23]-[.E11])/[.E11]*100" office:value-type="float" office:value="4.92759074666165" calcext:value-type="float">
            <text:p>4.9275907467</text:p>
          </table:table-cell>
          <table:table-cell table:formula="of:=AVERAGE([.E19:.E23])" office:value-type="float" office:value="108.222" calcext:value-type="float">
            <text:p>108.222</text:p>
          </table:table-cell>
          <table:table-cell table:formula="of:=(5*[.E23]+4*[.E22]+3*[.E21]+2*[.E20]+[.E19])/15" office:value-type="float" office:value="109.447333333333" calcext:value-type="float">
            <text:p>109.4473333333</text:p>
          </table:table-cell>
        </table:table-row>
        <table:table-row table:style-name="ro2">
          <table:table-cell office:value-type="date" office:date-value="2014-08-01" calcext:value-type="date">
            <text:p>01/08/2014</text:p>
          </table:table-cell>
          <table:table-cell table:number-columns-repeated="2" office:value-type="float" office:value="112.35" calcext:value-type="float">
            <text:p>112.35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2662963" calcext:value-type="float">
            <text:p>12662963</text:p>
          </table:table-cell>
          <table:table-cell table:formula="of:=[.E24]-[.E23]" office:value-type="float" office:value="-1.66" calcext:value-type="float">
            <text:p>-1.66</text:p>
          </table:table-cell>
          <table:table-cell table:formula="of:=([.E24]*(2/(12 +1))+[.H23]*(1-(2/(12+1))))" office:value-type="float" office:value="106.999293076205" calcext:value-type="float">
            <text:p>106.9992930762</text:p>
          </table:table-cell>
          <table:table-cell table:number-columns-repeated="4"/>
          <table:table-cell table:formula="of:=IF([.G24]&lt;0;-[.G24];0)" office:value-type="float" office:value="1.66" calcext:value-type="float">
            <text:p>1.66</text:p>
          </table:table-cell>
          <table:table-cell table:formula="of:=IF([.G24]&gt;0;[.G24];0)" office:value-type="float" office:value="0" calcext:value-type="float">
            <text:p>0</text:p>
          </table:table-cell>
          <table:table-cell table:formula="of:=(([.O23]*13)+[.N24])/14" office:value-type="float" office:value="1.11270151720983" calcext:value-type="float">
            <text:p>1.1127015172</text:p>
          </table:table-cell>
          <table:table-cell table:formula="of:=(([.P23]*13)+[.M24])/14" office:value-type="float" office:value="0.486861226810627" calcext:value-type="float">
            <text:p>0.4868612268</text:p>
          </table:table-cell>
          <table:table-cell table:formula="of:=[.O24]/[.P24]" office:value-type="float" office:value="2.28545929709583" calcext:value-type="float">
            <text:p>2.2854592971</text:p>
          </table:table-cell>
          <table:table-cell table:formula="of:=IF([.P24]=0;100;100-(100/(1+[.Q24])))" office:value-type="float" office:value="69.5628553096382" calcext:value-type="float">
            <text:p>69.5628553096</text:p>
          </table:table-cell>
          <table:table-cell table:formula="of:=MAX([.C11:.C24])" office:value-type="float" office:value="112.91" calcext:value-type="float">
            <text:p>112.91</text:p>
          </table:table-cell>
          <table:table-cell table:formula="of:=MIN([.D11:.D24])" office:value-type="float" office:value="98.39" calcext:value-type="float">
            <text:p>98.39</text:p>
          </table:table-cell>
          <table:table-cell table:formula="of:=([.S24]-[.E24])/([.S24]-[.T24])*-100" office:value-type="float" office:value="-20.5922865013774" calcext:value-type="float">
            <text:p>-20.5922865014</text:p>
          </table:table-cell>
          <table:table-cell table:formula="of:=([.E24]-[.T24])/([.S24]-[.T24])*100" office:value-type="float" office:value="79.4077134986226" calcext:value-type="float">
            <text:p>79.4077134986</text:p>
          </table:table-cell>
          <table:table-cell table:formula="of:=([.C24]+[.D24]+[.E24])/3" office:value-type="float" office:value="110.12" calcext:value-type="float">
            <text:p>110.12</text:p>
          </table:table-cell>
          <table:table-cell table:formula="of:=AVERAGE([.W5:.W24])" office:value-type="float" office:value="105.095333333333" calcext:value-type="float">
            <text:p>105.0953333333</text:p>
          </table:table-cell>
          <table:table-cell table:formula="of:=(ABS([.X24]-[.W24])+ABS([.X24]-[.W23])+ABS([.X24]-[.W22])+ABS([.X24]-[.W21])+ABS([.X24]-[.W20])+ABS([.X24]-[.W19])+ABS([.X24]-[.W18])+ABS([.X24]-[.W17])+ABS([.X24]-[.W16])+ABS([.X24]-[.W15])+ABS([.X24]-[.W14])+ABS([.X24]-[.W13])+ABS([.X24]-[.W12])+ABS([.X24]-[.W11])+ABS([.X24]-[.W10])+ABS([.X24]-[.W9])+ABS([.X24]-[.W8])+ABS([.X24]-[.W7])+ABS([.X24]-[.W6])+ABS([.X24]-[.W5]))/20" office:value-type="float" office:value="2.11213333333333" calcext:value-type="float">
            <text:p>2.1121333333</text:p>
          </table:table-cell>
          <table:table-cell table:style-name="ce4" table:formula="of:=([.W24]-[.X24])/(0.015*[.Y24])" office:value-type="float" office:value="158.596889926983" calcext:value-type="float">
            <text:p>158.596889927</text:p>
          </table:table-cell>
          <table:table-cell table:formula="of:=([.E24]-[.E12])/[.E12]*100" office:value-type="float" office:value="5.13629842180775" calcext:value-type="float">
            <text:p>5.1362984218</text:p>
          </table:table-cell>
          <table:table-cell table:formula="of:=AVERAGE([.E20:.E24])" office:value-type="float" office:value="109.338" calcext:value-type="float">
            <text:p>109.338</text:p>
          </table:table-cell>
          <table:table-cell table:formula="of:=(5*[.E24]+4*[.E23]+3*[.E22]+2*[.E21]+[.E20])/15" office:value-type="float" office:value="110.013333333333" calcext:value-type="float">
            <text:p>110.0133333333</text:p>
          </table:table-cell>
        </table:table-row>
        <table:table-row table:style-name="ro2">
          <table:table-cell office:value-type="date" office:date-value="2014-08-04" calcext:value-type="date">
            <text:p>04/08/201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3684637" calcext:value-type="float">
            <text:p>3684637</text:p>
          </table:table-cell>
          <table:table-cell table:formula="of:=[.E25]-[.E24]" office:value-type="float" office:value="-0.799999999999997" calcext:value-type="float">
            <text:p>-0.8</text:p>
          </table:table-cell>
          <table:table-cell table:formula="of:=([.E25]*(2/(12 +1))+[.H24]*(1-(2/(12+1))))" office:value-type="float" office:value="107.325555679866" calcext:value-type="float">
            <text:p>107.3255556799</text:p>
          </table:table-cell>
          <table:table-cell table:number-columns-repeated="4"/>
          <table:table-cell table:formula="of:=IF([.G25]&lt;0;-[.G25];0)" office:value-type="float" office:value="0.799999999999997" calcext:value-type="float">
            <text:p>0.8</text:p>
          </table:table-cell>
          <table:table-cell table:formula="of:=IF([.G25]&gt;0;[.G25];0)" office:value-type="float" office:value="0" calcext:value-type="float">
            <text:p>0</text:p>
          </table:table-cell>
          <table:table-cell table:formula="of:=(([.O24]*13)+[.N25])/14" office:value-type="float" office:value="1.03322283740912" calcext:value-type="float">
            <text:p>1.0332228374</text:p>
          </table:table-cell>
          <table:table-cell table:formula="of:=(([.P24]*13)+[.M25])/14" office:value-type="float" office:value="0.509228282038439" calcext:value-type="float">
            <text:p>0.509228282</text:p>
          </table:table-cell>
          <table:table-cell table:formula="of:=[.O25]/[.P25]" office:value-type="float" office:value="2.02899735512163" calcext:value-type="float">
            <text:p>2.0289973551</text:p>
          </table:table-cell>
          <table:table-cell table:formula="of:=IF([.P25]=0;100;100-(100/(1+[.Q25])))" office:value-type="float" office:value="66.9857750681382" calcext:value-type="float">
            <text:p>66.9857750681</text:p>
          </table:table-cell>
          <table:table-cell table:formula="of:=MAX([.C12:.C25])" office:value-type="float" office:value="112.91" calcext:value-type="float">
            <text:p>112.91</text:p>
          </table:table-cell>
          <table:table-cell table:formula="of:=MIN([.D12:.D25])" office:value-type="float" office:value="98.39" calcext:value-type="float">
            <text:p>98.39</text:p>
          </table:table-cell>
          <table:table-cell table:formula="of:=([.S25]-[.E25])/([.S25]-[.T25])*-100" office:value-type="float" office:value="-26.1019283746556" calcext:value-type="float">
            <text:p>-26.1019283747</text:p>
          </table:table-cell>
          <table:table-cell table:formula="of:=([.E25]-[.T25])/([.S25]-[.T25])*100" office:value-type="float" office:value="73.8980716253444" calcext:value-type="float">
            <text:p>73.8980716253</text:p>
          </table:table-cell>
          <table:table-cell table:formula="of:=([.C25]+[.D25]+[.E25])/3" office:value-type="float" office:value="109.366666666667" calcext:value-type="float">
            <text:p>109.3666666667</text:p>
          </table:table-cell>
          <table:table-cell table:formula="of:=AVERAGE([.W6:.W25])" office:value-type="float" office:value="105.602166666667" calcext:value-type="float">
            <text:p>105.6021666667</text:p>
          </table:table-cell>
          <table:table-cell table:formula="of:=(ABS([.X25]-[.W25])+ABS([.X25]-[.W24])+ABS([.X25]-[.W23])+ABS([.X25]-[.W22])+ABS([.X25]-[.W21])+ABS([.X25]-[.W20])+ABS([.X25]-[.W19])+ABS([.X25]-[.W18])+ABS([.X25]-[.W17])+ABS([.X25]-[.W16])+ABS([.X25]-[.W15])+ABS([.X25]-[.W14])+ABS([.X25]-[.W13])+ABS([.X25]-[.W12])+ABS([.X25]-[.W11])+ABS([.X25]-[.W10])+ABS([.X25]-[.W9])+ABS([.X25]-[.W8])+ABS([.X25]-[.W7])+ABS([.X25]-[.W6]))/20" office:value-type="float" office:value="2.09681666666667" calcext:value-type="float">
            <text:p>2.0968166667</text:p>
          </table:table-cell>
          <table:table-cell table:style-name="ce4" table:formula="of:=([.W25]-[.X25])/(0.015*[.Y25])" office:value-type="float" office:value="119.689370394805" calcext:value-type="float">
            <text:p>119.6893703948</text:p>
          </table:table-cell>
          <table:table-cell table:formula="of:=([.E25]-[.E13])/[.E13]*100" office:value-type="float" office:value="4.36113236419281" calcext:value-type="float">
            <text:p>4.3611323642</text:p>
          </table:table-cell>
          <table:table-cell table:formula="of:=AVERAGE([.E21:.E25])" office:value-type="float" office:value="109.888" calcext:value-type="float">
            <text:p>109.888</text:p>
          </table:table-cell>
          <table:table-cell table:formula="of:=(5*[.E25]+4*[.E24]+3*[.E23]+2*[.E22]+[.E21])/15" office:value-type="float" office:value="109.940666666667" calcext:value-type="float">
            <text:p>109.9406666667</text:p>
          </table:table-cell>
        </table:table-row>
        <table:table-row table:style-name="ro2">
          <table:table-cell office:value-type="date" office:date-value="2014-08-05" calcext:value-type="date">
            <text:p>05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6.74" calcext:value-type="float">
            <text:p>106.74</text:p>
          </table:table-cell>
          <table:table-cell office:value-type="float" office:value="107.49" calcext:value-type="float">
            <text:p>107.49</text:p>
          </table:table-cell>
          <table:table-cell office:value-type="float" office:value="6832584" calcext:value-type="float">
            <text:p>6832584</text:p>
          </table:table-cell>
          <table:table-cell table:formula="of:=[.E26]-[.E25]" office:value-type="float" office:value="-1.63000000000001" calcext:value-type="float">
            <text:p>-1.63</text:p>
          </table:table-cell>
          <table:table-cell table:formula="of:=([.E26]*(2/(12 +1))+[.H25]*(1-(2/(12+1))))" office:value-type="float" office:value="107.35085480604" calcext:value-type="float">
            <text:p>107.350854806</text:p>
          </table:table-cell>
          <table:table-cell table:number-columns-repeated="4"/>
          <table:table-cell table:formula="of:=IF([.G26]&lt;0;-[.G26];0)" office:value-type="float" office:value="1.63000000000001" calcext:value-type="float">
            <text:p>1.63</text:p>
          </table:table-cell>
          <table:table-cell table:formula="of:=IF([.G26]&gt;0;[.G26];0)" office:value-type="float" office:value="0" calcext:value-type="float">
            <text:p>0</text:p>
          </table:table-cell>
          <table:table-cell table:formula="of:=(([.O25]*13)+[.N26])/14" office:value-type="float" office:value="0.959421206165616" calcext:value-type="float">
            <text:p>0.9594212062</text:p>
          </table:table-cell>
          <table:table-cell table:formula="of:=(([.P25]*13)+[.M26])/14" office:value-type="float" office:value="0.58928340474998" calcext:value-type="float">
            <text:p>0.5892834047</text:p>
          </table:table-cell>
          <table:table-cell table:formula="of:=[.O26]/[.P26]" office:value-type="float" office:value="1.62811509442163" calcext:value-type="float">
            <text:p>1.6281150944</text:p>
          </table:table-cell>
          <table:table-cell table:formula="of:=IF([.P26]=0;100;100-(100/(1+[.Q26])))" office:value-type="float" office:value="61.9499160397285" calcext:value-type="float">
            <text:p>61.9499160397</text:p>
          </table:table-cell>
          <table:table-cell table:formula="of:=MAX([.C13:.C26])" office:value-type="float" office:value="112.91" calcext:value-type="float">
            <text:p>112.91</text:p>
          </table:table-cell>
          <table:table-cell table:formula="of:=MIN([.D13:.D26])" office:value-type="float" office:value="98.39" calcext:value-type="float">
            <text:p>98.39</text:p>
          </table:table-cell>
          <table:table-cell table:formula="of:=([.S26]-[.E26])/([.S26]-[.T26])*-100" office:value-type="float" office:value="-37.3278236914601" calcext:value-type="float">
            <text:p>-37.3278236915</text:p>
          </table:table-cell>
          <table:table-cell table:formula="of:=([.E26]-[.T26])/([.S26]-[.T26])*100" office:value-type="float" office:value="62.6721763085399" calcext:value-type="float">
            <text:p>62.6721763085</text:p>
          </table:table-cell>
          <table:table-cell table:formula="of:=([.C26]+[.D26]+[.E26])/3" office:value-type="float" office:value="107.996666666667" calcext:value-type="float">
            <text:p>107.9966666667</text:p>
          </table:table-cell>
          <table:table-cell table:formula="of:=AVERAGE([.W7:.W26])" office:value-type="float" office:value="105.9155" calcext:value-type="float">
            <text:p>105.9155</text:p>
          </table:table-cell>
          <table:table-cell table:formula="of:=(ABS([.X26]-[.W26])+ABS([.X26]-[.W25])+ABS([.X26]-[.W24])+ABS([.X26]-[.W23])+ABS([.X26]-[.W22])+ABS([.X26]-[.W21])+ABS([.X26]-[.W20])+ABS([.X26]-[.W19])+ABS([.X26]-[.W18])+ABS([.X26]-[.W17])+ABS([.X26]-[.W16])+ABS([.X26]-[.W15])+ABS([.X26]-[.W14])+ABS([.X26]-[.W13])+ABS([.X26]-[.W12])+ABS([.X26]-[.W11])+ABS([.X26]-[.W10])+ABS([.X26]-[.W9])+ABS([.X26]-[.W8])+ABS([.X26]-[.W7]))/20" office:value-type="float" office:value="2.10081666666666" calcext:value-type="float">
            <text:p>2.1008166667</text:p>
          </table:table-cell>
          <table:table-cell table:style-name="ce4" table:formula="of:=([.W26]-[.X26])/(0.015*[.Y26])" office:value-type="float" office:value="66.0430996411452" calcext:value-type="float">
            <text:p>66.0430996411</text:p>
          </table:table-cell>
          <table:table-cell table:formula="of:=([.E26]-[.E14])/[.E14]*100" office:value-type="float" office:value="3.07825086306098" calcext:value-type="float">
            <text:p>3.0782508631</text:p>
          </table:table-cell>
          <table:table-cell table:formula="of:=AVERAGE([.E22:.E26])" office:value-type="float" office:value="109.676" calcext:value-type="float">
            <text:p>109.676</text:p>
          </table:table-cell>
          <table:table-cell table:formula="of:=(5*[.E26]+4*[.E25]+3*[.E24]+2*[.E23]+[.E22])/15" office:value-type="float" office:value="109.141333333333" calcext:value-type="float">
            <text:p>109.1413333333</text:p>
          </table:table-cell>
        </table:table-row>
        <table:table-row table:style-name="ro2">
          <table:table-cell office:value-type="date" office:date-value="2014-08-06" calcext:value-type="date">
            <text:p>06/08/201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41" calcext:value-type="float">
            <text:p>106.41</text:p>
          </table:table-cell>
          <table:table-cell office:value-type="float" office:value="5573777" calcext:value-type="float">
            <text:p>5573777</text:p>
          </table:table-cell>
          <table:table-cell table:formula="of:=[.E27]-[.E26]" office:value-type="float" office:value="-1.08" calcext:value-type="float">
            <text:p>-1.08</text:p>
          </table:table-cell>
          <table:table-cell table:formula="of:=([.E27]*(2/(12 +1))+[.H26]*(1-(2/(12+1))))" office:value-type="float" office:value="107.206107912803" calcext:value-type="float">
            <text:p>107.2061079128</text:p>
          </table:table-cell>
          <table:table-cell table:formula="of:=AVERAGE([.E2:.E27])" office:value-type="float" office:value="104.668846153846" calcext:value-type="float">
            <text:p>104.6688461538</text:p>
          </table:table-cell>
          <table:table-cell table:formula="of:=([.H27]) - ([.I27])" office:value-type="float" office:value="2.53726175895706" calcext:value-type="float">
            <text:p>2.537261759</text:p>
          </table:table-cell>
          <table:table-cell table:number-columns-repeated="2"/>
          <table:table-cell table:formula="of:=IF([.G27]&lt;0;-[.G27];0)" office:value-type="float" office:value="1.08" calcext:value-type="float">
            <text:p>1.08</text:p>
          </table:table-cell>
          <table:table-cell table:formula="of:=IF([.G27]&gt;0;[.G27];0)" office:value-type="float" office:value="0" calcext:value-type="float">
            <text:p>0</text:p>
          </table:table-cell>
          <table:table-cell table:formula="of:=(([.O26]*13)+[.N27])/14" office:value-type="float" office:value="0.890891120010929" calcext:value-type="float">
            <text:p>0.89089112</text:p>
          </table:table-cell>
          <table:table-cell table:formula="of:=(([.P26]*13)+[.M27])/14" office:value-type="float" office:value="0.624334590124981" calcext:value-type="float">
            <text:p>0.6243345901</text:p>
          </table:table-cell>
          <table:table-cell table:formula="of:=[.O27]/[.P27]" office:value-type="float" office:value="1.42694499728517" calcext:value-type="float">
            <text:p>1.4269449973</text:p>
          </table:table-cell>
          <table:table-cell table:formula="of:=IF([.P27]=0;100;100-(100/(1+[.Q27])))" office:value-type="float" office:value="58.7959347608363" calcext:value-type="float">
            <text:p>58.7959347608</text:p>
          </table:table-cell>
          <table:table-cell table:formula="of:=MAX([.C14:.C27])" office:value-type="float" office:value="112.91" calcext:value-type="float">
            <text:p>112.91</text:p>
          </table:table-cell>
          <table:table-cell table:formula="of:=MIN([.D14:.D27])" office:value-type="float" office:value="98.39" calcext:value-type="float">
            <text:p>98.39</text:p>
          </table:table-cell>
          <table:table-cell table:formula="of:=([.S27]-[.E27])/([.S27]-[.T27])*-100" office:value-type="float" office:value="-44.7658402203857" calcext:value-type="float">
            <text:p>-44.7658402204</text:p>
          </table:table-cell>
          <table:table-cell table:formula="of:=([.E27]-[.T27])/([.S27]-[.T27])*100" office:value-type="float" office:value="55.2341597796143" calcext:value-type="float">
            <text:p>55.2341597796</text:p>
          </table:table-cell>
          <table:table-cell table:formula="of:=([.C27]+[.D27]+[.E27])/3" office:value-type="float" office:value="106.81" calcext:value-type="float">
            <text:p>106.81</text:p>
          </table:table-cell>
          <table:table-cell table:formula="of:=AVERAGE([.W8:.W27])" office:value-type="float" office:value="106.133666666667" calcext:value-type="float">
            <text:p>106.1336666667</text:p>
          </table:table-cell>
          <table:table-cell table:formula="of:=(ABS([.X27]-[.W27])+ABS([.X27]-[.W26])+ABS([.X27]-[.W25])+ABS([.X27]-[.W24])+ABS([.X27]-[.W23])+ABS([.X27]-[.W22])+ABS([.X27]-[.W21])+ABS([.X27]-[.W20])+ABS([.X27]-[.W19])+ABS([.X27]-[.W18])+ABS([.X27]-[.W17])+ABS([.X27]-[.W16])+ABS([.X27]-[.W15])+ABS([.X27]-[.W14])+ABS([.X27]-[.W13])+ABS([.X27]-[.W12])+ABS([.X27]-[.W11])+ABS([.X27]-[.W10])+ABS([.X27]-[.W9])+ABS([.X27]-[.W8]))/20" office:value-type="float" office:value="2.0261" calcext:value-type="float">
            <text:p>2.0261</text:p>
          </table:table-cell>
          <table:table-cell table:style-name="ce4" table:formula="of:=([.W27]-[.X27])/(0.015*[.Y27])" office:value-type="float" office:value="22.2540293612792" calcext:value-type="float">
            <text:p>22.2540293613</text:p>
          </table:table-cell>
          <table:table-cell table:formula="of:=([.E27]-[.E15])/[.E15]*100" office:value-type="float" office:value="0.719356365357303" calcext:value-type="float">
            <text:p>0.7193563654</text:p>
          </table:table-cell>
          <table:table-cell table:formula="of:=AVERAGE([.E23:.E27])" office:value-type="float" office:value="108.904" calcext:value-type="float">
            <text:p>108.904</text:p>
          </table:table-cell>
          <table:table-cell table:formula="of:=(5*[.E27]+4*[.E26]+3*[.E25]+2*[.E24]+[.E23])/15" office:value-type="float" office:value="108.052666666667" calcext:value-type="float">
            <text:p>108.0526666667</text:p>
          </table:table-cell>
        </table:table-row>
        <table:table-row table:style-name="ro2">
          <table:table-cell office:value-type="date" office:date-value="2014-08-07" calcext:value-type="date">
            <text:p>07/08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5" calcext:value-type="float">
            <text:p>105.05</text:p>
          </table:table-cell>
          <table:table-cell office:value-type="float" office:value="4564934" calcext:value-type="float">
            <text:p>4564934</text:p>
          </table:table-cell>
          <table:table-cell table:formula="of:=[.E28]-[.E27]" office:value-type="float" office:value="-1.36" calcext:value-type="float">
            <text:p>-1.36</text:p>
          </table:table-cell>
          <table:table-cell table:formula="of:=([.E28]*(2/(12 +1))+[.H27]*(1-(2/(12+1))))" office:value-type="float" office:value="106.874399003141" calcext:value-type="float">
            <text:p>106.8743990031</text:p>
          </table:table-cell>
          <table:table-cell table:formula="of:=([.E28]*(2/(26 +1))+[.I27]*(1-(2/(26+1))))" office:value-type="float" office:value="104.69707977208" calcext:value-type="float">
            <text:p>104.6970797721</text:p>
          </table:table-cell>
          <table:table-cell table:formula="of:=([.H28]) - ([.I28])" office:value-type="float" office:value="2.1773192310614" calcext:value-type="float">
            <text:p>2.1773192311</text:p>
          </table:table-cell>
          <table:table-cell table:number-columns-repeated="2"/>
          <table:table-cell table:formula="of:=IF([.G28]&lt;0;-[.G28];0)" office:value-type="float" office:value="1.36" calcext:value-type="float">
            <text:p>1.36</text:p>
          </table:table-cell>
          <table:table-cell table:formula="of:=IF([.G28]&gt;0;[.G28];0)" office:value-type="float" office:value="0" calcext:value-type="float">
            <text:p>0</text:p>
          </table:table-cell>
          <table:table-cell table:formula="of:=(([.O27]*13)+[.N28])/14" office:value-type="float" office:value="0.827256040010148" calcext:value-type="float">
            <text:p>0.82725604</text:p>
          </table:table-cell>
          <table:table-cell table:formula="of:=(([.P27]*13)+[.M28])/14" office:value-type="float" office:value="0.676882119401768" calcext:value-type="float">
            <text:p>0.6768821194</text:p>
          </table:table-cell>
          <table:table-cell table:formula="of:=[.O28]/[.P28]" office:value-type="float" office:value="1.22215673349635" calcext:value-type="float">
            <text:p>1.2221567335</text:p>
          </table:table-cell>
          <table:table-cell table:formula="of:=IF([.P28]=0;100;100-(100/(1+[.Q28])))" office:value-type="float" office:value="54.9986738142184" calcext:value-type="float">
            <text:p>54.9986738142</text:p>
          </table:table-cell>
          <table:table-cell table:formula="of:=MAX([.C15:.C28])" office:value-type="float" office:value="112.91" calcext:value-type="float">
            <text:p>112.91</text:p>
          </table:table-cell>
          <table:table-cell table:formula="of:=MIN([.D15:.D28])" office:value-type="float" office:value="98.39" calcext:value-type="float">
            <text:p>98.39</text:p>
          </table:table-cell>
          <table:table-cell table:formula="of:=([.S28]-[.E28])/([.S28]-[.T28])*-100" office:value-type="float" office:value="-54.1322314049587" calcext:value-type="float">
            <text:p>-54.132231405</text:p>
          </table:table-cell>
          <table:table-cell table:formula="of:=([.E28]-[.T28])/([.S28]-[.T28])*100" office:value-type="float" office:value="45.8677685950413" calcext:value-type="float">
            <text:p>45.867768595</text:p>
          </table:table-cell>
          <table:table-cell table:formula="of:=([.C28]+[.D28]+[.E28])/3" office:value-type="float" office:value="105.503333333333" calcext:value-type="float">
            <text:p>105.5033333333</text:p>
          </table:table-cell>
          <table:table-cell table:formula="of:=AVERAGE([.W9:.W28])" office:value-type="float" office:value="106.232333333333" calcext:value-type="float">
            <text:p>106.2323333333</text:p>
          </table:table-cell>
          <table:table-cell table:formula="of:=(ABS([.X28]-[.W28])+ABS([.X28]-[.W27])+ABS([.X28]-[.W26])+ABS([.X28]-[.W25])+ABS([.X28]-[.W24])+ABS([.X28]-[.W23])+ABS([.X28]-[.W22])+ABS([.X28]-[.W21])+ABS([.X28]-[.W20])+ABS([.X28]-[.W19])+ABS([.X28]-[.W18])+ABS([.X28]-[.W17])+ABS([.X28]-[.W16])+ABS([.X28]-[.W15])+ABS([.X28]-[.W14])+ABS([.X28]-[.W13])+ABS([.X28]-[.W12])+ABS([.X28]-[.W11])+ABS([.X28]-[.W10])+ABS([.X28]-[.W9]))/20" office:value-type="float" office:value="1.95703333333334" calcext:value-type="float">
            <text:p>1.9570333333</text:p>
          </table:table-cell>
          <table:table-cell table:style-name="ce4" table:formula="of:=([.W28]-[.X28])/(0.015*[.Y28])" office:value-type="float" office:value="-24.833506497931" calcext:value-type="float">
            <text:p>-24.8335064979</text:p>
          </table:table-cell>
          <table:table-cell table:formula="of:=([.E28]-[.E16])/[.E16]*100" office:value-type="float" office:value="3.25339099665815" calcext:value-type="float">
            <text:p>3.2533909967</text:p>
          </table:table-cell>
          <table:table-cell table:formula="of:=AVERAGE([.E24:.E28])" office:value-type="float" office:value="107.598" calcext:value-type="float">
            <text:p>107.598</text:p>
          </table:table-cell>
          <table:table-cell table:formula="of:=(5*[.E28]+4*[.E27]+3*[.E26]+2*[.E25]+[.E24])/15" office:value-type="float" office:value="106.768" calcext:value-type="float">
            <text:p>106.768</text:p>
          </table:table-cell>
        </table:table-row>
        <table:table-row table:style-name="ro2">
          <table:table-cell office:value-type="date" office:date-value="2014-08-08" calcext:value-type="date">
            <text:p>08/08/2014</text:p>
          </table:table-cell>
          <table:table-cell office:value-type="float" office:value="105.27" calcext:value-type="float">
            <text:p>105.27</text:p>
          </table:table-cell>
          <table:table-cell office:value-type="float" office:value="107.62" calcext:value-type="float">
            <text:p>107.6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6.18" calcext:value-type="float">
            <text:p>106.18</text:p>
          </table:table-cell>
          <table:table-cell office:value-type="float" office:value="4631814" calcext:value-type="float">
            <text:p>4631814</text:p>
          </table:table-cell>
          <table:table-cell table:formula="of:=[.E29]-[.E28]" office:value-type="float" office:value="1.13000000000001" calcext:value-type="float">
            <text:p>1.13</text:p>
          </table:table-cell>
          <table:table-cell table:formula="of:=([.E29]*(2/(12 +1))+[.H28]*(1-(2/(12+1))))" office:value-type="float" office:value="106.767568387273" calcext:value-type="float">
            <text:p>106.7675683873</text:p>
          </table:table-cell>
          <table:table-cell table:formula="of:=([.E29]*(2/(26 +1))+[.I28]*(1-(2/(26+1))))" office:value-type="float" office:value="104.806925714889" calcext:value-type="float">
            <text:p>104.8069257149</text:p>
          </table:table-cell>
          <table:table-cell table:formula="of:=([.H29]) - ([.I29])" office:value-type="float" office:value="1.96064267238462" calcext:value-type="float">
            <text:p>1.9606426724</text:p>
          </table:table-cell>
          <table:table-cell table:number-columns-repeated="2"/>
          <table:table-cell table:formula="of:=IF([.G29]&lt;0;-[.G29];0)" office:value-type="float" office:value="0" calcext:value-type="float">
            <text:p>0</text:p>
          </table:table-cell>
          <table:table-cell table:formula="of:=IF([.G29]&gt;0;[.G29];0)" office:value-type="float" office:value="1.13000000000001" calcext:value-type="float">
            <text:p>1.13</text:p>
          </table:table-cell>
          <table:table-cell table:formula="of:=(([.O28]*13)+[.N29])/14" office:value-type="float" office:value="0.848880608580853" calcext:value-type="float">
            <text:p>0.8488806086</text:p>
          </table:table-cell>
          <table:table-cell table:formula="of:=(([.P28]*13)+[.M29])/14" office:value-type="float" office:value="0.628533396587356" calcext:value-type="float">
            <text:p>0.6285333966</text:p>
          </table:table-cell>
          <table:table-cell table:formula="of:=[.O29]/[.P29]" office:value-type="float" office:value="1.35057359432272" calcext:value-type="float">
            <text:p>1.3505735943</text:p>
          </table:table-cell>
          <table:table-cell table:formula="of:=IF([.P29]=0;100;100-(100/(1+[.Q29])))" office:value-type="float" office:value="57.4571924735616" calcext:value-type="float">
            <text:p>57.4571924736</text:p>
          </table:table-cell>
          <table:table-cell table:formula="of:=MAX([.C16:.C29])" office:value-type="float" office:value="112.91" calcext:value-type="float">
            <text:p>112.91</text:p>
          </table:table-cell>
          <table:table-cell table:formula="of:=MIN([.D16:.D29])" office:value-type="float" office:value="98.39" calcext:value-type="float">
            <text:p>98.39</text:p>
          </table:table-cell>
          <table:table-cell table:formula="of:=([.S29]-[.E29])/([.S29]-[.T29])*-100" office:value-type="float" office:value="-46.3498622589531" calcext:value-type="float">
            <text:p>-46.349862259</text:p>
          </table:table-cell>
          <table:table-cell table:formula="of:=([.E29]-[.T29])/([.S29]-[.T29])*100" office:value-type="float" office:value="53.6501377410469" calcext:value-type="float">
            <text:p>53.650137741</text:p>
          </table:table-cell>
          <table:table-cell table:formula="of:=([.C29]+[.D29]+[.E29])/3" office:value-type="float" office:value="106.296666666667" calcext:value-type="float">
            <text:p>106.2966666667</text:p>
          </table:table-cell>
          <table:table-cell table:formula="of:=AVERAGE([.W10:.W29])" office:value-type="float" office:value="106.407833333333" calcext:value-type="float">
            <text:p>106.4078333333</text:p>
          </table:table-cell>
          <table:table-cell table:formula="of:=(ABS([.X29]-[.W29])+ABS([.X29]-[.W28])+ABS([.X29]-[.W27])+ABS([.X29]-[.W26])+ABS([.X29]-[.W25])+ABS([.X29]-[.W24])+ABS([.X29]-[.W23])+ABS([.X29]-[.W22])+ABS([.X29]-[.W21])+ABS([.X29]-[.W20])+ABS([.X29]-[.W19])+ABS([.X29]-[.W18])+ABS([.X29]-[.W17])+ABS([.X29]-[.W16])+ABS([.X29]-[.W15])+ABS([.X29]-[.W14])+ABS([.X29]-[.W13])+ABS([.X29]-[.W12])+ABS([.X29]-[.W11])+ABS([.X29]-[.W10]))/20" office:value-type="float" office:value="1.83418333333334" calcext:value-type="float">
            <text:p>1.8341833333</text:p>
          </table:table-cell>
          <table:table-cell table:style-name="ce4" table:formula="of:=([.W29]-[.X29])/(0.015*[.Y29])" office:value-type="float" office:value="-4.04055089610004" calcext:value-type="float">
            <text:p>-4.0405508961</text:p>
          </table:table-cell>
          <table:table-cell table:formula="of:=([.E29]-[.E17])/[.E17]*100" office:value-type="float" office:value="0.99876343574623" calcext:value-type="float">
            <text:p>0.9987634357</text:p>
          </table:table-cell>
          <table:table-cell table:formula="of:=AVERAGE([.E25:.E29])" office:value-type="float" office:value="106.85" calcext:value-type="float">
            <text:p>106.85</text:p>
          </table:table-cell>
          <table:table-cell table:formula="of:=(5*[.E29]+4*[.E28]+3*[.E27]+2*[.E26]+[.E25])/15" office:value-type="float" office:value="106.295333333333" calcext:value-type="float">
            <text:p>106.2953333333</text:p>
          </table:table-cell>
        </table:table-row>
        <table:table-row table:style-name="ro2">
          <table:table-cell office:value-type="date" office:date-value="2014-08-11" calcext:value-type="date">
            <text:p>11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24" calcext:value-type="float">
            <text:p>104.24</text:p>
          </table:table-cell>
          <table:table-cell office:value-type="float" office:value="3915494" calcext:value-type="float">
            <text:p>3915494</text:p>
          </table:table-cell>
          <table:table-cell table:formula="of:=[.E30]-[.E29]" office:value-type="float" office:value="-1.94000000000001" calcext:value-type="float">
            <text:p>-1.94</text:p>
          </table:table-cell>
          <table:table-cell table:formula="of:=([.E30]*(2/(12 +1))+[.H29]*(1-(2/(12+1))))" office:value-type="float" office:value="106.378711712308" calcext:value-type="float">
            <text:p>106.3787117123</text:p>
          </table:table-cell>
          <table:table-cell table:formula="of:=([.E30]*(2/(26 +1))+[.I29]*(1-(2/(26+1))))" office:value-type="float" office:value="104.764931217489" calcext:value-type="float">
            <text:p>104.7649312175</text:p>
          </table:table-cell>
          <table:table-cell table:formula="of:=([.H30]) - ([.I30])" office:value-type="float" office:value="1.61378049481866" calcext:value-type="float">
            <text:p>1.6137804948</text:p>
          </table:table-cell>
          <table:table-cell table:number-columns-repeated="2"/>
          <table:table-cell table:formula="of:=IF([.G30]&lt;0;-[.G30];0)" office:value-type="float" office:value="1.94000000000001" calcext:value-type="float">
            <text:p>1.94</text:p>
          </table:table-cell>
          <table:table-cell table:formula="of:=IF([.G30]&gt;0;[.G30];0)" office:value-type="float" office:value="0" calcext:value-type="float">
            <text:p>0</text:p>
          </table:table-cell>
          <table:table-cell table:formula="of:=(([.O29]*13)+[.N30])/14" office:value-type="float" office:value="0.788246279396506" calcext:value-type="float">
            <text:p>0.7882462794</text:p>
          </table:table-cell>
          <table:table-cell table:formula="of:=(([.P29]*13)+[.M30])/14" office:value-type="float" office:value="0.722209582545403" calcext:value-type="float">
            <text:p>0.7222095825</text:p>
          </table:table-cell>
          <table:table-cell table:formula="of:=[.O30]/[.P30]" office:value-type="float" office:value="1.09143702665694" calcext:value-type="float">
            <text:p>1.0914370267</text:p>
          </table:table-cell>
          <table:table-cell table:formula="of:=IF([.P30]=0;100;100-(100/(1+[.Q30])))" office:value-type="float" office:value="52.1859856522455" calcext:value-type="float">
            <text:p>52.1859856522</text:p>
          </table:table-cell>
          <table:table-cell table:formula="of:=MAX([.C17:.C30])" office:value-type="float" office:value="112.91" calcext:value-type="float">
            <text:p>112.91</text:p>
          </table:table-cell>
          <table:table-cell table:formula="of:=MIN([.D17:.D30])" office:value-type="float" office:value="98.39" calcext:value-type="float">
            <text:p>98.39</text:p>
          </table:table-cell>
          <table:table-cell table:formula="of:=([.S30]-[.E30])/([.S30]-[.T30])*-100" office:value-type="float" office:value="-59.7107438016529" calcext:value-type="float">
            <text:p>-59.7107438017</text:p>
          </table:table-cell>
          <table:table-cell table:formula="of:=([.E30]-[.T30])/([.S30]-[.T30])*100" office:value-type="float" office:value="40.2892561983471" calcext:value-type="float">
            <text:p>40.2892561983</text:p>
          </table:table-cell>
          <table:table-cell table:formula="of:=([.C30]+[.D30]+[.E30])/3" office:value-type="float" office:value="104.443333333333" calcext:value-type="float">
            <text:p>104.4433333333</text:p>
          </table:table-cell>
          <table:table-cell table:formula="of:=AVERAGE([.W11:.W30])" office:value-type="float" office:value="106.363166666667" calcext:value-type="float">
            <text:p>106.3631666667</text:p>
          </table:table-cell>
          <table:table-cell table:formula="of:=(ABS([.X30]-[.W30])+ABS([.X30]-[.W29])+ABS([.X30]-[.W28])+ABS([.X30]-[.W27])+ABS([.X30]-[.W26])+ABS([.X30]-[.W25])+ABS([.X30]-[.W24])+ABS([.X30]-[.W23])+ABS([.X30]-[.W22])+ABS([.X30]-[.W21])+ABS([.X30]-[.W20])+ABS([.X30]-[.W19])+ABS([.X30]-[.W18])+ABS([.X30]-[.W17])+ABS([.X30]-[.W16])+ABS([.X30]-[.W15])+ABS([.X30]-[.W14])+ABS([.X30]-[.W13])+ABS([.X30]-[.W12])+ABS([.X30]-[.W11]))/20" office:value-type="float" office:value="1.86545" calcext:value-type="float">
            <text:p>1.86545</text:p>
          </table:table-cell>
          <table:table-cell table:style-name="ce4" table:formula="of:=([.W30]-[.X30])/(0.015*[.Y30])" office:value-type="float" office:value="-68.6101953356507" calcext:value-type="float">
            <text:p>-68.6101953357</text:p>
          </table:table-cell>
          <table:table-cell table:formula="of:=([.E30]-[.E18])/[.E18]*100" office:value-type="float" office:value="-0.54384123652324" calcext:value-type="float">
            <text:p>-0.5438412365</text:p>
          </table:table-cell>
          <table:table-cell table:formula="of:=AVERAGE([.E26:.E30])" office:value-type="float" office:value="105.874" calcext:value-type="float">
            <text:p>105.874</text:p>
          </table:table-cell>
          <table:table-cell table:formula="of:=(5*[.E30]+4*[.E29]+3*[.E28]+2*[.E27]+[.E26])/15" office:value-type="float" office:value="105.425333333333" calcext:value-type="float">
            <text:p>105.4253333333</text:p>
          </table:table-cell>
        </table:table-row>
        <table:table-row table:style-name="ro2">
          <table:table-cell office:value-type="date" office:date-value="2014-08-12" calcext:value-type="date">
            <text:p>12/08/2014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2.62" calcext:value-type="float">
            <text:p>102.62</text:p>
          </table:table-cell>
          <table:table-cell office:value-type="float" office:value="4780369" calcext:value-type="float">
            <text:p>4780369</text:p>
          </table:table-cell>
          <table:table-cell table:formula="of:=[.E31]-[.E30]" office:value-type="float" office:value="-1.61999999999999" calcext:value-type="float">
            <text:p>-1.62</text:p>
          </table:table-cell>
          <table:table-cell table:formula="of:=([.E31]*(2/(12 +1))+[.H30]*(1-(2/(12+1))))" office:value-type="float" office:value="105.800448371953" calcext:value-type="float">
            <text:p>105.800448372</text:p>
          </table:table-cell>
          <table:table-cell table:formula="of:=([.E31]*(2/(26 +1))+[.I30]*(1-(2/(26+1))))" office:value-type="float" office:value="104.606047423601" calcext:value-type="float">
            <text:p>104.6060474236</text:p>
          </table:table-cell>
          <table:table-cell table:formula="of:=([.H31]) - ([.I31])" office:value-type="float" office:value="1.19440094835167" calcext:value-type="float">
            <text:p>1.1944009484</text:p>
          </table:table-cell>
          <table:table-cell table:number-columns-repeated="2"/>
          <table:table-cell table:formula="of:=IF([.G31]&lt;0;-[.G31];0)" office:value-type="float" office:value="1.61999999999999" calcext:value-type="float">
            <text:p>1.62</text:p>
          </table:table-cell>
          <table:table-cell table:formula="of:=IF([.G31]&gt;0;[.G31];0)" office:value-type="float" office:value="0" calcext:value-type="float">
            <text:p>0</text:p>
          </table:table-cell>
          <table:table-cell table:formula="of:=(([.O30]*13)+[.N31])/14" office:value-type="float" office:value="0.731942973725327" calcext:value-type="float">
            <text:p>0.7319429737</text:p>
          </table:table-cell>
          <table:table-cell table:formula="of:=(([.P30]*13)+[.M31])/14" office:value-type="float" office:value="0.786337469506445" calcext:value-type="float">
            <text:p>0.7863374695</text:p>
          </table:table-cell>
          <table:table-cell table:formula="of:=[.O31]/[.P31]" office:value-type="float" office:value="0.930825506998593" calcext:value-type="float">
            <text:p>0.930825507</text:p>
          </table:table-cell>
          <table:table-cell table:formula="of:=IF([.P31]=0;100;100-(100/(1+[.Q31])))" office:value-type="float" office:value="48.2086808789641" calcext:value-type="float">
            <text:p>48.208680879</text:p>
          </table:table-cell>
          <table:table-cell table:formula="of:=MAX([.C18:.C31])" office:value-type="float" office:value="112.91" calcext:value-type="float">
            <text:p>112.91</text:p>
          </table:table-cell>
          <table:table-cell table:formula="of:=MIN([.D18:.D31])" office:value-type="float" office:value="102.02" calcext:value-type="float">
            <text:p>102.02</text:p>
          </table:table-cell>
          <table:table-cell table:formula="of:=([.S31]-[.E31])/([.S31]-[.T31])*-100" office:value-type="float" office:value="-94.4903581267217" calcext:value-type="float">
            <text:p>-94.4903581267</text:p>
          </table:table-cell>
          <table:table-cell table:formula="of:=([.E31]-[.T31])/([.S31]-[.T31])*100" office:value-type="float" office:value="5.50964187327832" calcext:value-type="float">
            <text:p>5.5096418733</text:p>
          </table:table-cell>
          <table:table-cell table:formula="of:=([.C31]+[.D31]+[.E31])/3" office:value-type="float" office:value="103.6" calcext:value-type="float">
            <text:p>103.6</text:p>
          </table:table-cell>
          <table:table-cell table:formula="of:=AVERAGE([.W12:.W31])" office:value-type="float" office:value="106.265333333333" calcext:value-type="float">
            <text:p>106.2653333333</text:p>
          </table:table-cell>
          <table:table-cell table:formula="of:=(ABS([.X31]-[.W31])+ABS([.X31]-[.W30])+ABS([.X31]-[.W29])+ABS([.X31]-[.W28])+ABS([.X31]-[.W27])+ABS([.X31]-[.W26])+ABS([.X31]-[.W25])+ABS([.X31]-[.W24])+ABS([.X31]-[.W23])+ABS([.X31]-[.W22])+ABS([.X31]-[.W21])+ABS([.X31]-[.W20])+ABS([.X31]-[.W19])+ABS([.X31]-[.W18])+ABS([.X31]-[.W17])+ABS([.X31]-[.W16])+ABS([.X31]-[.W15])+ABS([.X31]-[.W14])+ABS([.X31]-[.W13])+ABS([.X31]-[.W12]))/20" office:value-type="float" office:value="1.93706666666667" calcext:value-type="float">
            <text:p>1.9370666667</text:p>
          </table:table-cell>
          <table:table-cell table:style-name="ce4" table:formula="of:=([.W31]-[.X31])/(0.015*[.Y31])" office:value-type="float" office:value="-91.7309104258444" calcext:value-type="float">
            <text:p>-91.7309104258</text:p>
          </table:table-cell>
          <table:table-cell table:formula="of:=([.E31]-[.E19])/[.E19]*100" office:value-type="float" office:value="-1.6484569676059" calcext:value-type="float">
            <text:p>-1.6484569676</text:p>
          </table:table-cell>
          <table:table-cell table:formula="of:=AVERAGE([.E27:.E31])" office:value-type="float" office:value="104.9" calcext:value-type="float">
            <text:p>104.9</text:p>
          </table:table-cell>
          <table:table-cell table:formula="of:=(5*[.E31]+4*[.E30]+3*[.E29]+2*[.E28]+[.E27])/15" office:value-type="float" office:value="104.340666666667" calcext:value-type="float">
            <text:p>104.3406666667</text:p>
          </table:table-cell>
        </table:table-row>
        <table:table-row table:style-name="ro2">
          <table:table-cell office:value-type="date" office:date-value="2014-08-13" calcext:value-type="date">
            <text:p>13/08/201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3.09" calcext:value-type="float">
            <text:p>103.09</text:p>
          </table:table-cell>
          <table:table-cell office:value-type="float" office:value="99.09" calcext:value-type="float">
            <text:p>99.0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44320" calcext:value-type="float">
            <text:p>10644320</text:p>
          </table:table-cell>
          <table:table-cell table:formula="of:=[.E32]-[.E31]" office:value-type="float" office:value="-0.960000000000008" calcext:value-type="float">
            <text:p>-0.96</text:p>
          </table:table-cell>
          <table:table-cell table:formula="of:=([.E32]*(2/(12 +1))+[.H31]*(1-(2/(12+1))))" office:value-type="float" office:value="105.16345631473" calcext:value-type="float">
            <text:p>105.1634563147</text:p>
          </table:table-cell>
          <table:table-cell table:formula="of:=([.E32]*(2/(26 +1))+[.I31]*(1-(2/(26+1))))" office:value-type="float" office:value="104.38782168852" calcext:value-type="float">
            <text:p>104.3878216885</text:p>
          </table:table-cell>
          <table:table-cell table:formula="of:=([.H32]) - ([.I32])" office:value-type="float" office:value="0.775634626209708" calcext:value-type="float">
            <text:p>0.7756346262</text:p>
          </table:table-cell>
          <table:table-cell table:number-columns-repeated="2"/>
          <table:table-cell table:formula="of:=IF([.G32]&lt;0;-[.G32];0)" office:value-type="float" office:value="0.960000000000008" calcext:value-type="float">
            <text:p>0.96</text:p>
          </table:table-cell>
          <table:table-cell table:formula="of:=IF([.G32]&gt;0;[.G32];0)" office:value-type="float" office:value="0" calcext:value-type="float">
            <text:p>0</text:p>
          </table:table-cell>
          <table:table-cell table:formula="of:=(([.O31]*13)+[.N32])/14" office:value-type="float" office:value="0.679661332744947" calcext:value-type="float">
            <text:p>0.6796613327</text:p>
          </table:table-cell>
          <table:table-cell table:formula="of:=(([.P31]*13)+[.M32])/14" office:value-type="float" office:value="0.798741935970271" calcext:value-type="float">
            <text:p>0.798741936</text:p>
          </table:table-cell>
          <table:table-cell table:formula="of:=[.O32]/[.P32]" office:value-type="float" office:value="0.850914797555144" calcext:value-type="float">
            <text:p>0.8509147976</text:p>
          </table:table-cell>
          <table:table-cell table:formula="of:=IF([.P32]=0;100;100-(100/(1+[.Q32])))" office:value-type="float" office:value="45.9726616632548" calcext:value-type="float">
            <text:p>45.9726616633</text:p>
          </table:table-cell>
          <table:table-cell table:formula="of:=MAX([.C19:.C32])" office:value-type="float" office:value="112.91" calcext:value-type="float">
            <text:p>112.91</text:p>
          </table:table-cell>
          <table:table-cell table:formula="of:=MIN([.D19:.D32])" office:value-type="float" office:value="99.09" calcext:value-type="float">
            <text:p>99.09</text:p>
          </table:table-cell>
          <table:table-cell table:formula="of:=([.S32]-[.E32])/([.S32]-[.T32])*-100" office:value-type="float" office:value="-81.4037626628076" calcext:value-type="float">
            <text:p>-81.4037626628</text:p>
          </table:table-cell>
          <table:table-cell table:formula="of:=([.E32]-[.T32])/([.S32]-[.T32])*100" office:value-type="float" office:value="18.5962373371924" calcext:value-type="float">
            <text:p>18.5962373372</text:p>
          </table:table-cell>
          <table:table-cell table:formula="of:=([.C32]+[.D32]+[.E32])/3" office:value-type="float" office:value="101.28" calcext:value-type="float">
            <text:p>101.28</text:p>
          </table:table-cell>
          <table:table-cell table:formula="of:=AVERAGE([.W13:.W32])" office:value-type="float" office:value="106.074" calcext:value-type="float">
            <text:p>106.074</text:p>
          </table:table-cell>
          <table:table-cell table:formula="of:=(ABS([.X32]-[.W32])+ABS([.X32]-[.W31])+ABS([.X32]-[.W30])+ABS([.X32]-[.W29])+ABS([.X32]-[.W28])+ABS([.X32]-[.W27])+ABS([.X32]-[.W26])+ABS([.X32]-[.W25])+ABS([.X32]-[.W24])+ABS([.X32]-[.W23])+ABS([.X32]-[.W22])+ABS([.X32]-[.W21])+ABS([.X32]-[.W20])+ABS([.X32]-[.W19])+ABS([.X32]-[.W18])+ABS([.X32]-[.W17])+ABS([.X32]-[.W16])+ABS([.X32]-[.W15])+ABS([.X32]-[.W14])+ABS([.X32]-[.W13]))/20" office:value-type="float" office:value="2.09013333333333" calcext:value-type="float">
            <text:p>2.0901333333</text:p>
          </table:table-cell>
          <table:table-cell table:style-name="ce4" table:formula="of:=([.W32]-[.X32])/(0.015*[.Y32])" office:value-type="float" office:value="-152.908905332993" calcext:value-type="float">
            <text:p>-152.908905333</text:p>
          </table:table-cell>
          <table:table-cell table:formula="of:=([.E32]-[.E20])/[.E20]*100" office:value-type="float" office:value="-4.42794020870547" calcext:value-type="float">
            <text:p>-4.4279402087</text:p>
          </table:table-cell>
          <table:table-cell table:formula="of:=AVERAGE([.E28:.E32])" office:value-type="float" office:value="103.95" calcext:value-type="float">
            <text:p>103.95</text:p>
          </table:table-cell>
          <table:table-cell table:formula="of:=(5*[.E32]+4*[.E31]+3*[.E30]+2*[.E29]+[.E28])/15" office:value-type="float" office:value="103.260666666667" calcext:value-type="float">
            <text:p>103.2606666667</text:p>
          </table:table-cell>
        </table:table-row>
        <table:table-row table:style-name="ro2">
          <table:table-cell office:value-type="date" office:date-value="2014-08-14" calcext:value-type="date">
            <text:p>14/08/201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3.55" calcext:value-type="float">
            <text:p>103.55</text:p>
          </table:table-cell>
          <table:table-cell office:value-type="float" office:value="8697727" calcext:value-type="float">
            <text:p>8697727</text:p>
          </table:table-cell>
          <table:table-cell table:formula="of:=[.E33]-[.E32]" office:value-type="float" office:value="1.89" calcext:value-type="float">
            <text:p>1.89</text:p>
          </table:table-cell>
          <table:table-cell table:formula="of:=([.E33]*(2/(12 +1))+[.H32]*(1-(2/(12+1))))" office:value-type="float" office:value="104.91523226631" calcext:value-type="float">
            <text:p>104.9152322663</text:p>
          </table:table-cell>
          <table:table-cell table:formula="of:=([.E33]*(2/(26 +1))+[.I32]*(1-(2/(26+1))))" office:value-type="float" office:value="104.325760822704" calcext:value-type="float">
            <text:p>104.3257608227</text:p>
          </table:table-cell>
          <table:table-cell table:formula="of:=([.H33]) - ([.I33])" office:value-type="float" office:value="0.589471443606072" calcext:value-type="float">
            <text:p>0.5894714436</text:p>
          </table:table-cell>
          <table:table-cell table:number-columns-repeated="2"/>
          <table:table-cell table:formula="of:=IF([.G33]&lt;0;-[.G33];0)" office:value-type="float" office:value="0" calcext:value-type="float">
            <text:p>0</text:p>
          </table:table-cell>
          <table:table-cell table:formula="of:=IF([.G33]&gt;0;[.G33];0)" office:value-type="float" office:value="1.89" calcext:value-type="float">
            <text:p>1.89</text:p>
          </table:table-cell>
          <table:table-cell table:formula="of:=(([.O32]*13)+[.N33])/14" office:value-type="float" office:value="0.766114094691736" calcext:value-type="float">
            <text:p>0.7661140947</text:p>
          </table:table-cell>
          <table:table-cell table:formula="of:=(([.P32]*13)+[.M33])/14" office:value-type="float" office:value="0.741688940543823" calcext:value-type="float">
            <text:p>0.7416889405</text:p>
          </table:table-cell>
          <table:table-cell table:formula="of:=[.O33]/[.P33]" office:value-type="float" office:value="1.03293180309525" calcext:value-type="float">
            <text:p>1.0329318031</text:p>
          </table:table-cell>
          <table:table-cell table:formula="of:=IF([.P33]=0;100;100-(100/(1+[.Q33])))" office:value-type="float" office:value="50.809958382399" calcext:value-type="float">
            <text:p>50.8099583824</text:p>
          </table:table-cell>
          <table:table-cell table:formula="of:=MAX([.C20:.C33])" office:value-type="float" office:value="112.91" calcext:value-type="float">
            <text:p>112.91</text:p>
          </table:table-cell>
          <table:table-cell table:formula="of:=MIN([.D20:.D33])" office:value-type="float" office:value="99.09" calcext:value-type="float">
            <text:p>99.09</text:p>
          </table:table-cell>
          <table:table-cell table:formula="of:=([.S33]-[.E33])/([.S33]-[.T33])*-100" office:value-type="float" office:value="-67.7279305354559" calcext:value-type="float">
            <text:p>-67.7279305355</text:p>
          </table:table-cell>
          <table:table-cell table:formula="of:=([.E33]-[.T33])/([.S33]-[.T33])*100" office:value-type="float" office:value="32.2720694645441" calcext:value-type="float">
            <text:p>32.2720694645</text:p>
          </table:table-cell>
          <table:table-cell table:formula="of:=([.C33]+[.D33]+[.E33])/3" office:value-type="float" office:value="103.45" calcext:value-type="float">
            <text:p>103.45</text:p>
          </table:table-cell>
          <table:table-cell table:formula="of:=AVERAGE([.W14:.W33])" office:value-type="float" office:value="105.987333333333" calcext:value-type="float">
            <text:p>105.9873333333</text:p>
          </table:table-cell>
          <table:table-cell table:formula="of:=(ABS([.X33]-[.W33])+ABS([.X33]-[.W32])+ABS([.X33]-[.W31])+ABS([.X33]-[.W30])+ABS([.X33]-[.W29])+ABS([.X33]-[.W28])+ABS([.X33]-[.W27])+ABS([.X33]-[.W26])+ABS([.X33]-[.W25])+ABS([.X33]-[.W24])+ABS([.X33]-[.W23])+ABS([.X33]-[.W22])+ABS([.X33]-[.W21])+ABS([.X33]-[.W20])+ABS([.X33]-[.W19])+ABS([.X33]-[.W18])+ABS([.X33]-[.W17])+ABS([.X33]-[.W16])+ABS([.X33]-[.W15])+ABS([.X33]-[.W14]))/20" office:value-type="float" office:value="2.16373333333333" calcext:value-type="float">
            <text:p>2.1637333333</text:p>
          </table:table-cell>
          <table:table-cell table:style-name="ce4" table:formula="of:=([.W33]-[.X33])/(0.015*[.Y33])" office:value-type="float" office:value="-78.1776353627476" calcext:value-type="float">
            <text:p>-78.1776353627</text:p>
          </table:table-cell>
          <table:table-cell table:formula="of:=([.E33]-[.E21])/[.E21]*100" office:value-type="float" office:value="-4.60617227084293" calcext:value-type="float">
            <text:p>-4.6061722708</text:p>
          </table:table-cell>
          <table:table-cell table:formula="of:=AVERAGE([.E29:.E33])" office:value-type="float" office:value="103.65" calcext:value-type="float">
            <text:p>103.65</text:p>
          </table:table-cell>
          <table:table-cell table:formula="of:=(5*[.E33]+4*[.E32]+3*[.E31]+2*[.E30]+[.E29])/15" office:value-type="float" office:value="103.127333333333" calcext:value-type="float">
            <text:p>103.1273333333</text:p>
          </table:table-cell>
        </table:table-row>
        <table:table-row table:style-name="ro2">
          <table:table-cell office:value-type="date" office:date-value="2014-08-15" calcext:value-type="date">
            <text:p>15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771523" calcext:value-type="float">
            <text:p>11771523</text:p>
          </table:table-cell>
          <table:table-cell table:formula="of:=[.E34]-[.E33]" office:value-type="float" office:value="1.81" calcext:value-type="float">
            <text:p>1.81</text:p>
          </table:table-cell>
          <table:table-cell table:formula="of:=([.E34]*(2/(12 +1))+[.H33]*(1-(2/(12+1))))" office:value-type="float" office:value="104.983658071493" calcext:value-type="float">
            <text:p>104.9836580715</text:p>
          </table:table-cell>
          <table:table-cell table:formula="of:=([.E34]*(2/(26 +1))+[.I33]*(1-(2/(26+1))))" office:value-type="float" office:value="104.402371132133" calcext:value-type="float">
            <text:p>104.4023711321</text:p>
          </table:table-cell>
          <table:table-cell table:formula="of:=([.H34]) - ([.I34])" office:value-type="float" office:value="0.581286939359842" calcext:value-type="float">
            <text:p>0.5812869394</text:p>
          </table:table-cell>
          <table:table-cell table:number-columns-repeated="2"/>
          <table:table-cell table:formula="of:=IF([.G34]&lt;0;-[.G34];0)" office:value-type="float" office:value="0" calcext:value-type="float">
            <text:p>0</text:p>
          </table:table-cell>
          <table:table-cell table:formula="of:=IF([.G34]&gt;0;[.G34];0)" office:value-type="float" office:value="1.81" calcext:value-type="float">
            <text:p>1.81</text:p>
          </table:table-cell>
          <table:table-cell table:formula="of:=(([.O33]*13)+[.N34])/14" office:value-type="float" office:value="0.840677373642327" calcext:value-type="float">
            <text:p>0.8406773736</text:p>
          </table:table-cell>
          <table:table-cell table:formula="of:=(([.P33]*13)+[.M34])/14" office:value-type="float" office:value="0.688711159076407" calcext:value-type="float">
            <text:p>0.6887111591</text:p>
          </table:table-cell>
          <table:table-cell table:formula="of:=[.O34]/[.P34]" office:value-type="float" office:value="1.22065304527621" calcext:value-type="float">
            <text:p>1.2206530453</text:p>
          </table:table-cell>
          <table:table-cell table:formula="of:=IF([.P34]=0;100;100-(100/(1+[.Q34])))" office:value-type="float" office:value="54.9682017131309" calcext:value-type="float">
            <text:p>54.9682017131</text:p>
          </table:table-cell>
          <table:table-cell table:formula="of:=MAX([.C21:.C34])" office:value-type="float" office:value="112.91" calcext:value-type="float">
            <text:p>112.91</text:p>
          </table:table-cell>
          <table:table-cell table:formula="of:=MIN([.D21:.D34])" office:value-type="float" office:value="99.09" calcext:value-type="float">
            <text:p>99.09</text:p>
          </table:table-cell>
          <table:table-cell table:formula="of:=([.S34]-[.E34])/([.S34]-[.T34])*-100" office:value-type="float" office:value="-54.630969609262" calcext:value-type="float">
            <text:p>-54.6309696093</text:p>
          </table:table-cell>
          <table:table-cell table:formula="of:=([.E34]-[.T34])/([.S34]-[.T34])*100" office:value-type="float" office:value="45.3690303907381" calcext:value-type="float">
            <text:p>45.3690303907</text:p>
          </table:table-cell>
          <table:table-cell table:formula="of:=([.C34]+[.D34]+[.E34])/3" office:value-type="float" office:value="105.123333333333" calcext:value-type="float">
            <text:p>105.1233333333</text:p>
          </table:table-cell>
          <table:table-cell table:formula="of:=AVERAGE([.W15:.W34])" office:value-type="float" office:value="106.010833333333" calcext:value-type="float">
            <text:p>106.0108333333</text:p>
          </table:table-cell>
          <table:table-cell table:formula="of:=(ABS([.X34]-[.W34])+ABS([.X34]-[.W33])+ABS([.X34]-[.W32])+ABS([.X34]-[.W31])+ABS([.X34]-[.W30])+ABS([.X34]-[.W29])+ABS([.X34]-[.W28])+ABS([.X34]-[.W27])+ABS([.X34]-[.W26])+ABS([.X34]-[.W25])+ABS([.X34]-[.W24])+ABS([.X34]-[.W23])+ABS([.X34]-[.W22])+ABS([.X34]-[.W21])+ABS([.X34]-[.W20])+ABS([.X34]-[.W19])+ABS([.X34]-[.W18])+ABS([.X34]-[.W17])+ABS([.X34]-[.W16])+ABS([.X34]-[.W15]))/20" office:value-type="float" office:value="2.14258333333333" calcext:value-type="float">
            <text:p>2.1425833333</text:p>
          </table:table-cell>
          <table:table-cell table:style-name="ce4" table:formula="of:=([.W34]-[.X34])/(0.015*[.Y34])" office:value-type="float" office:value="-27.6146396483996" calcext:value-type="float">
            <text:p>-27.6146396484</text:p>
          </table:table-cell>
          <table:table-cell table:formula="of:=([.E34]-[.E22])/[.E22]*100" office:value-type="float" office:value="-4.4527069919289" calcext:value-type="float">
            <text:p>-4.4527069919</text:p>
          </table:table-cell>
          <table:table-cell table:formula="of:=AVERAGE([.E30:.E34])" office:value-type="float" office:value="103.486" calcext:value-type="float">
            <text:p>103.486</text:p>
          </table:table-cell>
          <table:table-cell table:formula="of:=(5*[.E34]+4*[.E33]+3*[.E32]+2*[.E31]+[.E30])/15" office:value-type="float" office:value="103.697333333333" calcext:value-type="float">
            <text:p>103.6973333333</text:p>
          </table:table-cell>
        </table:table-row>
        <table:table-row table:style-name="ro2">
          <table:table-cell office:value-type="date" office:date-value="2014-08-18" calcext:value-type="date">
            <text:p>18/08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3.76" calcext:value-type="float">
            <text:p>103.76</text:p>
          </table:table-cell>
          <table:table-cell office:value-type="float" office:value="5793199" calcext:value-type="float">
            <text:p>5793199</text:p>
          </table:table-cell>
          <table:table-cell table:formula="of:=[.E35]-[.E34]" office:value-type="float" office:value="-1.59999999999999" calcext:value-type="float">
            <text:p>-1.6</text:p>
          </table:table-cell>
          <table:table-cell table:formula="of:=([.E35]*(2/(12 +1))+[.H34]*(1-(2/(12+1))))" office:value-type="float" office:value="104.795402983571" calcext:value-type="float">
            <text:p>104.7954029836</text:p>
          </table:table-cell>
          <table:table-cell table:formula="of:=([.E35]*(2/(26 +1))+[.I34]*(1-(2/(26+1))))" office:value-type="float" office:value="104.354788085308" calcext:value-type="float">
            <text:p>104.3547880853</text:p>
          </table:table-cell>
          <table:table-cell table:formula="of:=([.H35]) - ([.I35])" office:value-type="float" office:value="0.440614898262538" calcext:value-type="float">
            <text:p>0.4406148983</text:p>
          </table:table-cell>
          <table:table-cell table:formula="of:=AVERAGE([.J27:.J35])" office:value-type="float" office:value="1.31893477922351" calcext:value-type="float">
            <text:p>1.3189347792</text:p>
          </table:table-cell>
          <table:table-cell table:formula="of:=([.J35]) - ([.K35])" office:value-type="float" office:value="-0.87831988096097" calcext:value-type="float">
            <text:p>-0.878319881</text:p>
          </table:table-cell>
          <table:table-cell table:formula="of:=IF([.G35]&lt;0;-[.G35];0)" office:value-type="float" office:value="1.59999999999999" calcext:value-type="float">
            <text:p>1.6</text:p>
          </table:table-cell>
          <table:table-cell table:formula="of:=IF([.G35]&gt;0;[.G35];0)" office:value-type="float" office:value="0" calcext:value-type="float">
            <text:p>0</text:p>
          </table:table-cell>
          <table:table-cell table:formula="of:=(([.O34]*13)+[.N35])/14" office:value-type="float" office:value="0.780628989810732" calcext:value-type="float">
            <text:p>0.7806289898</text:p>
          </table:table-cell>
          <table:table-cell table:formula="of:=(([.P34]*13)+[.M35])/14" office:value-type="float" office:value="0.753803219142378" calcext:value-type="float">
            <text:p>0.7538032191</text:p>
          </table:table-cell>
          <table:table-cell table:formula="of:=[.O35]/[.P35]" office:value-type="float" office:value="1.03558723283097" calcext:value-type="float">
            <text:p>1.0355872328</text:p>
          </table:table-cell>
          <table:table-cell table:formula="of:=IF([.P35]=0;100;100-(100/(1+[.Q35])))" office:value-type="float" office:value="50.8741269412826" calcext:value-type="float">
            <text:p>50.8741269413</text:p>
          </table:table-cell>
          <table:table-cell table:formula="of:=MAX([.C22:.C35])" office:value-type="float" office:value="112.91" calcext:value-type="float">
            <text:p>112.91</text:p>
          </table:table-cell>
          <table:table-cell table:formula="of:=MIN([.D22:.D35])" office:value-type="float" office:value="99.09" calcext:value-type="float">
            <text:p>99.09</text:p>
          </table:table-cell>
          <table:table-cell table:formula="of:=([.S35]-[.E35])/([.S35]-[.T35])*-100" office:value-type="float" office:value="-66.2083936324168" calcext:value-type="float">
            <text:p>-66.2083936324</text:p>
          </table:table-cell>
          <table:table-cell table:formula="of:=([.E35]-[.T35])/([.S35]-[.T35])*100" office:value-type="float" office:value="33.7916063675832" calcext:value-type="float">
            <text:p>33.7916063676</text:p>
          </table:table-cell>
          <table:table-cell table:formula="of:=([.C35]+[.D35]+[.E35])/3" office:value-type="float" office:value="103.916666666667" calcext:value-type="float">
            <text:p>103.9166666667</text:p>
          </table:table-cell>
          <table:table-cell table:formula="of:=AVERAGE([.W16:.W35])" office:value-type="float" office:value="105.9185" calcext:value-type="float">
            <text:p>105.9185</text:p>
          </table:table-cell>
          <table:table-cell table:formula="of:=(ABS([.X35]-[.W35])+ABS([.X35]-[.W34])+ABS([.X35]-[.W33])+ABS([.X35]-[.W32])+ABS([.X35]-[.W31])+ABS([.X35]-[.W30])+ABS([.X35]-[.W29])+ABS([.X35]-[.W28])+ABS([.X35]-[.W27])+ABS([.X35]-[.W26])+ABS([.X35]-[.W25])+ABS([.X35]-[.W24])+ABS([.X35]-[.W23])+ABS([.X35]-[.W22])+ABS([.X35]-[.W21])+ABS([.X35]-[.W20])+ABS([.X35]-[.W19])+ABS([.X35]-[.W18])+ABS([.X35]-[.W17])+ABS([.X35]-[.W16]))/20" office:value-type="float" office:value="2.22568333333333" calcext:value-type="float">
            <text:p>2.2256833333</text:p>
          </table:table-cell>
          <table:table-cell table:style-name="ce4" table:formula="of:=([.W35]-[.X35])/(0.015*[.Y35])" office:value-type="float" office:value="-59.9616097927475" calcext:value-type="float">
            <text:p>-59.9616097927</text:p>
          </table:table-cell>
          <table:table-cell table:formula="of:=([.E35]-[.E23])/[.E23]*100" office:value-type="float" office:value="-7.00842444882595" calcext:value-type="float">
            <text:p>-7.0084244488</text:p>
          </table:table-cell>
          <table:table-cell table:formula="of:=AVERAGE([.E31:.E35])" office:value-type="float" office:value="103.39" calcext:value-type="float">
            <text:p>103.39</text:p>
          </table:table-cell>
          <table:table-cell table:formula="of:=(5*[.E35]+4*[.E34]+3*[.E33]+2*[.E32]+[.E31])/15" office:value-type="float" office:value="103.788666666667" calcext:value-type="float">
            <text:p>103.7886666667</text:p>
          </table:table-cell>
        </table:table-row>
        <table:table-row table:style-name="ro2">
          <table:table-cell office:value-type="date" office:date-value="2014-08-19" calcext:value-type="date">
            <text:p>19/08/2014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2" calcext:value-type="float">
            <text:p>104.2</text:p>
          </table:table-cell>
          <table:table-cell office:value-type="float" office:value="9388269" calcext:value-type="float">
            <text:p>9388269</text:p>
          </table:table-cell>
          <table:table-cell table:formula="of:=[.E36]-[.E35]" office:value-type="float" office:value="0.439999999999998" calcext:value-type="float">
            <text:p>0.44</text:p>
          </table:table-cell>
          <table:table-cell table:formula="of:=([.E36]*(2/(12 +1))+[.H35]*(1-(2/(12+1))))" office:value-type="float" office:value="104.70380252456" calcext:value-type="float">
            <text:p>104.7038025246</text:p>
          </table:table-cell>
          <table:table-cell table:formula="of:=([.E36]*(2/(26 +1))+[.I35]*(1-(2/(26+1))))" office:value-type="float" office:value="104.343322301211" calcext:value-type="float">
            <text:p>104.3433223012</text:p>
          </table:table-cell>
          <table:table-cell table:formula="of:=([.H36]) - ([.I36])" office:value-type="float" office:value="0.36048022334856" calcext:value-type="float">
            <text:p>0.3604802233</text:p>
          </table:table-cell>
          <table:table-cell table:formula="of:=([.J36]*(2/(9 +1))+[.K35]*(1-(2/(9+1))))" office:value-type="float" office:value="1.12724386804852" calcext:value-type="float">
            <text:p>1.127243868</text:p>
          </table:table-cell>
          <table:table-cell table:formula="of:=([.J36]) - ([.K36])" office:value-type="float" office:value="-0.766763644699959" calcext:value-type="float">
            <text:p>-0.7667636447</text:p>
          </table:table-cell>
          <table:table-cell table:formula="of:=IF([.G36]&lt;0;-[.G36];0)" office:value-type="float" office:value="0" calcext:value-type="float">
            <text:p>0</text:p>
          </table:table-cell>
          <table:table-cell table:formula="of:=IF([.G36]&gt;0;[.G36];0)" office:value-type="float" office:value="0.439999999999998" calcext:value-type="float">
            <text:p>0.44</text:p>
          </table:table-cell>
          <table:table-cell table:formula="of:=(([.O35]*13)+[.N36])/14" office:value-type="float" office:value="0.756298347681394" calcext:value-type="float">
            <text:p>0.7562983477</text:p>
          </table:table-cell>
          <table:table-cell table:formula="of:=(([.P35]*13)+[.M36])/14" office:value-type="float" office:value="0.699960132060779" calcext:value-type="float">
            <text:p>0.6999601321</text:p>
          </table:table-cell>
          <table:table-cell table:formula="of:=[.O36]/[.P36]" office:value-type="float" office:value="1.08048774928759" calcext:value-type="float">
            <text:p>1.0804877493</text:p>
          </table:table-cell>
          <table:table-cell table:formula="of:=IF([.P36]=0;100;100-(100/(1+[.Q36])))" office:value-type="float" office:value="51.9343480709067" calcext:value-type="float">
            <text:p>51.9343480709</text:p>
          </table:table-cell>
          <table:table-cell table:formula="of:=MAX([.C23:.C36])" office:value-type="float" office:value="112.91" calcext:value-type="float">
            <text:p>112.91</text:p>
          </table:table-cell>
          <table:table-cell table:formula="of:=MIN([.D23:.D36])" office:value-type="float" office:value="99.09" calcext:value-type="float">
            <text:p>99.09</text:p>
          </table:table-cell>
          <table:table-cell table:formula="of:=([.S36]-[.E36])/([.S36]-[.T36])*-100" office:value-type="float" office:value="-63.0246020260492" calcext:value-type="float">
            <text:p>-63.024602026</text:p>
          </table:table-cell>
          <table:table-cell table:formula="of:=([.E36]-[.T36])/([.S36]-[.T36])*100" office:value-type="float" office:value="36.9753979739508" calcext:value-type="float">
            <text:p>36.975397974</text:p>
          </table:table-cell>
          <table:table-cell table:formula="of:=([.C36]+[.D36]+[.E36])/3" office:value-type="float" office:value="104.313333333333" calcext:value-type="float">
            <text:p>104.3133333333</text:p>
          </table:table-cell>
          <table:table-cell table:formula="of:=AVERAGE([.W17:.W36])" office:value-type="float" office:value="106.000666666667" calcext:value-type="float">
            <text:p>106.0006666667</text:p>
          </table:table-cell>
          <table:table-cell table:formula="of:=(ABS([.X36]-[.W36])+ABS([.X36]-[.W35])+ABS([.X36]-[.W34])+ABS([.X36]-[.W33])+ABS([.X36]-[.W32])+ABS([.X36]-[.W31])+ABS([.X36]-[.W30])+ABS([.X36]-[.W29])+ABS([.X36]-[.W28])+ABS([.X36]-[.W27])+ABS([.X36]-[.W26])+ABS([.X36]-[.W25])+ABS([.X36]-[.W24])+ABS([.X36]-[.W23])+ABS([.X36]-[.W22])+ABS([.X36]-[.W21])+ABS([.X36]-[.W20])+ABS([.X36]-[.W19])+ABS([.X36]-[.W18])+ABS([.X36]-[.W17]))/20" office:value-type="float" office:value="2.15173333333333" calcext:value-type="float">
            <text:p>2.1517333333</text:p>
          </table:table-cell>
          <table:table-cell table:style-name="ce4" table:formula="of:=([.W36]-[.X36])/(0.015*[.Y36])" office:value-type="float" office:value="-52.2782666170941" calcext:value-type="float">
            <text:p>-52.2782666171</text:p>
          </table:table-cell>
          <table:table-cell table:formula="of:=([.E36]-[.E24])/[.E24]*100" office:value-type="float" office:value="-5.2037845705968" calcext:value-type="float">
            <text:p>-5.2037845706</text:p>
          </table:table-cell>
          <table:table-cell table:formula="of:=AVERAGE([.E32:.E36])" office:value-type="float" office:value="103.706" calcext:value-type="float">
            <text:p>103.706</text:p>
          </table:table-cell>
          <table:table-cell table:formula="of:=(5*[.E36]+4*[.E35]+3*[.E34]+2*[.E33]+[.E32])/15" office:value-type="float" office:value="104.058666666667" calcext:value-type="float">
            <text:p>104.0586666667</text:p>
          </table:table-cell>
        </table:table-row>
        <table:table-row table:style-name="ro2">
          <table:table-cell office:value-type="date" office:date-value="2014-08-20" calcext:value-type="date">
            <text:p>20/08/2014</text:p>
          </table:table-cell>
          <table:table-cell office:value-type="float" office:value="104.37" calcext:value-type="float">
            <text:p>104.3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8.55" calcext:value-type="float">
            <text:p>108.55</text:p>
          </table:table-cell>
          <table:table-cell office:value-type="float" office:value="33462792" calcext:value-type="float">
            <text:p>33462792</text:p>
          </table:table-cell>
          <table:table-cell table:formula="of:=[.E37]-[.E36]" office:value-type="float" office:value="4.34999999999999" calcext:value-type="float">
            <text:p>4.35</text:p>
          </table:table-cell>
          <table:table-cell table:formula="of:=([.E37]*(2/(12 +1))+[.H36]*(1-(2/(12+1))))" office:value-type="float" office:value="105.295525213089" calcext:value-type="float">
            <text:p>105.2955252131</text:p>
          </table:table-cell>
          <table:table-cell table:formula="of:=([.E37]*(2/(26 +1))+[.I36]*(1-(2/(26+1))))" office:value-type="float" office:value="104.654928056677" calcext:value-type="float">
            <text:p>104.6549280567</text:p>
          </table:table-cell>
          <table:table-cell table:formula="of:=([.H37]) - ([.I37])" office:value-type="float" office:value="0.640597156411971" calcext:value-type="float">
            <text:p>0.6405971564</text:p>
          </table:table-cell>
          <table:table-cell table:formula="of:=([.J37]*(2/(9 +1))+[.K36]*(1-(2/(9+1))))" office:value-type="float" office:value="1.02991452572121" calcext:value-type="float">
            <text:p>1.0299145257</text:p>
          </table:table-cell>
          <table:table-cell table:formula="of:=([.J37]) - ([.K37])" office:value-type="float" office:value="-0.389317369309238" calcext:value-type="float">
            <text:p>-0.3893173693</text:p>
          </table:table-cell>
          <table:table-cell table:formula="of:=IF([.G37]&lt;0;-[.G37];0)" office:value-type="float" office:value="0" calcext:value-type="float">
            <text:p>0</text:p>
          </table:table-cell>
          <table:table-cell table:formula="of:=IF([.G37]&gt;0;[.G37];0)" office:value-type="float" office:value="4.34999999999999" calcext:value-type="float">
            <text:p>4.35</text:p>
          </table:table-cell>
          <table:table-cell table:formula="of:=(([.O36]*13)+[.N37])/14" office:value-type="float" office:value="1.01299132284701" calcext:value-type="float">
            <text:p>1.0129913228</text:p>
          </table:table-cell>
          <table:table-cell table:formula="of:=(([.P36]*13)+[.M37])/14" office:value-type="float" office:value="0.649962979770723" calcext:value-type="float">
            <text:p>0.6499629798</text:p>
          </table:table-cell>
          <table:table-cell table:formula="of:=[.O37]/[.P37]" office:value-type="float" office:value="1.55853695421906" calcext:value-type="float">
            <text:p>1.5585369542</text:p>
          </table:table-cell>
          <table:table-cell table:formula="of:=IF([.P37]=0;100;100-(100/(1+[.Q37])))" office:value-type="float" office:value="60.9151629273524" calcext:value-type="float">
            <text:p>60.9151629274</text:p>
          </table:table-cell>
          <table:table-cell table:formula="of:=MAX([.C24:.C37])" office:value-type="float" office:value="112.35" calcext:value-type="float">
            <text:p>112.35</text:p>
          </table:table-cell>
          <table:table-cell table:formula="of:=MIN([.D24:.D37])" office:value-type="float" office:value="99.09" calcext:value-type="float">
            <text:p>99.09</text:p>
          </table:table-cell>
          <table:table-cell table:formula="of:=([.S37]-[.E37])/([.S37]-[.T37])*-100" office:value-type="float" office:value="-28.657616892911" calcext:value-type="float">
            <text:p>-28.6576168929</text:p>
          </table:table-cell>
          <table:table-cell table:formula="of:=([.E37]-[.T37])/([.S37]-[.T37])*100" office:value-type="float" office:value="71.342383107089" calcext:value-type="float">
            <text:p>71.3423831071</text:p>
          </table:table-cell>
          <table:table-cell table:formula="of:=([.C37]+[.D37]+[.E37])/3" office:value-type="float" office:value="107.643333333333" calcext:value-type="float">
            <text:p>107.6433333333</text:p>
          </table:table-cell>
          <table:table-cell table:formula="of:=AVERAGE([.W18:.W37])" office:value-type="float" office:value="106.233333333333" calcext:value-type="float">
            <text:p>106.2333333333</text:p>
          </table:table-cell>
          <table:table-cell table:formula="of:=(ABS([.X37]-[.W37])+ABS([.X37]-[.W36])+ABS([.X37]-[.W35])+ABS([.X37]-[.W34])+ABS([.X37]-[.W33])+ABS([.X37]-[.W32])+ABS([.X37]-[.W31])+ABS([.X37]-[.W30])+ABS([.X37]-[.W29])+ABS([.X37]-[.W28])+ABS([.X37]-[.W27])+ABS([.X37]-[.W26])+ABS([.X37]-[.W25])+ABS([.X37]-[.W24])+ABS([.X37]-[.W23])+ABS([.X37]-[.W22])+ABS([.X37]-[.W21])+ABS([.X37]-[.W20])+ABS([.X37]-[.W19])+ABS([.X37]-[.W18]))/20" office:value-type="float" office:value="2.10366666666667" calcext:value-type="float">
            <text:p>2.1036666667</text:p>
          </table:table-cell>
          <table:table-cell table:style-name="ce4" table:formula="of:=([.W37]-[.X37])/(0.015*[.Y37])" office:value-type="float" office:value="44.6838852796699" calcext:value-type="float">
            <text:p>44.6838852797</text:p>
          </table:table-cell>
          <table:table-cell table:formula="of:=([.E37]-[.E25])/[.E25]*100" office:value-type="float" office:value="-0.522360703812324" calcext:value-type="float">
            <text:p>-0.5223607038</text:p>
          </table:table-cell>
          <table:table-cell table:formula="of:=AVERAGE([.E33:.E37])" office:value-type="float" office:value="105.084" calcext:value-type="float">
            <text:p>105.084</text:p>
          </table:table-cell>
          <table:table-cell table:formula="of:=(5*[.E37]+4*[.E36]+3*[.E35]+2*[.E34]+[.E33])/15" office:value-type="float" office:value="105.673333333333" calcext:value-type="float">
            <text:p>105.6733333333</text:p>
          </table:table-cell>
        </table:table-row>
        <table:table-row table:style-name="ro2">
          <table:table-cell office:value-type="date" office:date-value="2014-08-21" calcext:value-type="date">
            <text:p>21/08/201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65" calcext:value-type="float">
            <text:p>112.65</text:p>
          </table:table-cell>
          <table:table-cell office:value-type="float" office:value="15378374" calcext:value-type="float">
            <text:p>15378374</text:p>
          </table:table-cell>
          <table:table-cell table:formula="of:=[.E38]-[.E37]" office:value-type="float" office:value="4.10000000000001" calcext:value-type="float">
            <text:p>4.1</text:p>
          </table:table-cell>
          <table:table-cell table:formula="of:=([.E38]*(2/(12 +1))+[.H37]*(1-(2/(12+1))))" office:value-type="float" office:value="106.426982872614" calcext:value-type="float">
            <text:p>106.4269828726</text:p>
          </table:table-cell>
          <table:table-cell table:formula="of:=([.E38]*(2/(26 +1))+[.I37]*(1-(2/(26+1))))" office:value-type="float" office:value="105.247155608034" calcext:value-type="float">
            <text:p>105.247155608</text:p>
          </table:table-cell>
          <table:table-cell table:formula="of:=([.H38]) - ([.I38])" office:value-type="float" office:value="1.17982726457947" calcext:value-type="float">
            <text:p>1.1798272646</text:p>
          </table:table-cell>
          <table:table-cell table:formula="of:=([.J38]*(2/(9 +1))+[.K37]*(1-(2/(9+1))))" office:value-type="float" office:value="1.05989707349286" calcext:value-type="float">
            <text:p>1.0598970735</text:p>
          </table:table-cell>
          <table:table-cell table:formula="of:=([.J38]) - ([.K38])" office:value-type="float" office:value="0.119930191086611" calcext:value-type="float">
            <text:p>0.1199301911</text:p>
          </table:table-cell>
          <table:table-cell table:formula="of:=IF([.G38]&lt;0;-[.G38];0)" office:value-type="float" office:value="0" calcext:value-type="float">
            <text:p>0</text:p>
          </table:table-cell>
          <table:table-cell table:formula="of:=IF([.G38]&gt;0;[.G38];0)" office:value-type="float" office:value="4.10000000000001" calcext:value-type="float">
            <text:p>4.1</text:p>
          </table:table-cell>
          <table:table-cell table:formula="of:=(([.O37]*13)+[.N38])/14" office:value-type="float" office:value="1.23349194264365" calcext:value-type="float">
            <text:p>1.2334919426</text:p>
          </table:table-cell>
          <table:table-cell table:formula="of:=(([.P37]*13)+[.M38])/14" office:value-type="float" office:value="0.603537052644243" calcext:value-type="float">
            <text:p>0.6035370526</text:p>
          </table:table-cell>
          <table:table-cell table:formula="of:=[.O38]/[.P38]" office:value-type="float" office:value="2.04377169096648" calcext:value-type="float">
            <text:p>2.043771691</text:p>
          </table:table-cell>
          <table:table-cell table:formula="of:=IF([.P38]=0;100;100-(100/(1+[.Q38])))" office:value-type="float" office:value="67.1460246848386" calcext:value-type="float">
            <text:p>67.1460246848</text:p>
          </table:table-cell>
          <table:table-cell table:formula="of:=MAX([.C25:.C38])" office:value-type="float" office:value="112.98" calcext:value-type="float">
            <text:p>112.98</text:p>
          </table:table-cell>
          <table:table-cell table:formula="of:=MIN([.D25:.D38])" office:value-type="float" office:value="99.09" calcext:value-type="float">
            <text:p>99.09</text:p>
          </table:table-cell>
          <table:table-cell table:formula="of:=([.S38]-[.E38])/([.S38]-[.T38])*-100" office:value-type="float" office:value="-2.37580993520517" calcext:value-type="float">
            <text:p>-2.3758099352</text:p>
          </table:table-cell>
          <table:table-cell table:formula="of:=([.E38]-[.T38])/([.S38]-[.T38])*100" office:value-type="float" office:value="97.6241900647948" calcext:value-type="float">
            <text:p>97.6241900648</text:p>
          </table:table-cell>
          <table:table-cell table:formula="of:=([.C38]+[.D38]+[.E38])/3" office:value-type="float" office:value="111.633333333333" calcext:value-type="float">
            <text:p>111.6333333333</text:p>
          </table:table-cell>
          <table:table-cell table:formula="of:=AVERAGE([.W19:.W38])" office:value-type="float" office:value="106.5565" calcext:value-type="float">
            <text:p>106.5565</text:p>
          </table:table-cell>
          <table:table-cell table:formula="of:=(ABS([.X38]-[.W38])+ABS([.X38]-[.W37])+ABS([.X38]-[.W36])+ABS([.X38]-[.W35])+ABS([.X38]-[.W34])+ABS([.X38]-[.W33])+ABS([.X38]-[.W32])+ABS([.X38]-[.W31])+ABS([.X38]-[.W30])+ABS([.X38]-[.W29])+ABS([.X38]-[.W28])+ABS([.X38]-[.W27])+ABS([.X38]-[.W26])+ABS([.X38]-[.W25])+ABS([.X38]-[.W24])+ABS([.X38]-[.W23])+ABS([.X38]-[.W22])+ABS([.X38]-[.W21])+ABS([.X38]-[.W20])+ABS([.X38]-[.W19]))/20" office:value-type="float" office:value="2.34648333333333" calcext:value-type="float">
            <text:p>2.3464833333</text:p>
          </table:table-cell>
          <table:table-cell table:style-name="ce4" table:formula="of:=([.W38]-[.X38])/(0.015*[.Y38])" office:value-type="float" office:value="144.239488407002" calcext:value-type="float">
            <text:p>144.239488407</text:p>
          </table:table-cell>
          <table:table-cell table:formula="of:=([.E38]-[.E26])/[.E26]*100" office:value-type="float" office:value="4.80044655316775" calcext:value-type="float">
            <text:p>4.8004465532</text:p>
          </table:table-cell>
          <table:table-cell table:formula="of:=AVERAGE([.E34:.E38])" office:value-type="float" office:value="106.904" calcext:value-type="float">
            <text:p>106.904</text:p>
          </table:table-cell>
          <table:table-cell table:formula="of:=(5*[.E38]+4*[.E37]+3*[.E36]+2*[.E35]+[.E34])/15" office:value-type="float" office:value="108.195333333333" calcext:value-type="float">
            <text:p>108.1953333333</text:p>
          </table:table-cell>
        </table:table-row>
        <table:table-row table:style-name="ro2">
          <table:table-cell office:value-type="date" office:date-value="2014-08-22" calcext:value-type="date">
            <text:p>22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73" calcext:value-type="float">
            <text:p>112.73</text:p>
          </table:table-cell>
          <table:table-cell office:value-type="float" office:value="96.37" calcext:value-type="float">
            <text:p>96.37</text:p>
          </table:table-cell>
          <table:table-cell office:value-type="float" office:value="111.75" calcext:value-type="float">
            <text:p>111.75</text:p>
          </table:table-cell>
          <table:table-cell office:value-type="float" office:value="6409738" calcext:value-type="float">
            <text:p>6409738</text:p>
          </table:table-cell>
          <table:table-cell table:formula="of:=[.E39]-[.E38]" office:value-type="float" office:value="-0.900000000000006" calcext:value-type="float">
            <text:p>-0.9</text:p>
          </table:table-cell>
          <table:table-cell table:formula="of:=([.E39]*(2/(12 +1))+[.H38]*(1-(2/(12+1))))" office:value-type="float" office:value="107.245908584519" calcext:value-type="float">
            <text:p>107.2459085845</text:p>
          </table:table-cell>
          <table:table-cell table:formula="of:=([.E39]*(2/(26 +1))+[.I38]*(1-(2/(26+1))))" office:value-type="float" office:value="105.728847785217" calcext:value-type="float">
            <text:p>105.7288477852</text:p>
          </table:table-cell>
          <table:table-cell table:formula="of:=([.H39]) - ([.I39])" office:value-type="float" office:value="1.5170607993024" calcext:value-type="float">
            <text:p>1.5170607993</text:p>
          </table:table-cell>
          <table:table-cell table:formula="of:=([.J39]*(2/(9 +1))+[.K38]*(1-(2/(9+1))))" office:value-type="float" office:value="1.15132981865477" calcext:value-type="float">
            <text:p>1.1513298187</text:p>
          </table:table-cell>
          <table:table-cell table:formula="of:=([.J39]) - ([.K39])" office:value-type="float" office:value="0.36573098064763" calcext:value-type="float">
            <text:p>0.3657309806</text:p>
          </table:table-cell>
          <table:table-cell table:formula="of:=IF([.G39]&lt;0;-[.G39];0)" office:value-type="float" office:value="0.900000000000006" calcext:value-type="float">
            <text:p>0.9</text:p>
          </table:table-cell>
          <table:table-cell table:formula="of:=IF([.G39]&gt;0;[.G39];0)" office:value-type="float" office:value="0" calcext:value-type="float">
            <text:p>0</text:p>
          </table:table-cell>
          <table:table-cell table:formula="of:=(([.O38]*13)+[.N39])/14" office:value-type="float" office:value="1.14538537531196" calcext:value-type="float">
            <text:p>1.1453853753</text:p>
          </table:table-cell>
          <table:table-cell table:formula="of:=(([.P38]*13)+[.M39])/14" office:value-type="float" office:value="0.624712977455369" calcext:value-type="float">
            <text:p>0.6247129775</text:p>
          </table:table-cell>
          <table:table-cell table:formula="of:=[.O39]/[.P39]" office:value-type="float" office:value="1.83345859081948" calcext:value-type="float">
            <text:p>1.8334585908</text:p>
          </table:table-cell>
          <table:table-cell table:formula="of:=IF([.P39]=0;100;100-(100/(1+[.Q39])))" office:value-type="float" office:value="64.7074425848311" calcext:value-type="float">
            <text:p>64.7074425848</text:p>
          </table:table-cell>
          <table:table-cell table:formula="of:=MAX([.C26:.C39])" office:value-type="float" office:value="112.98" calcext:value-type="float">
            <text:p>112.98</text:p>
          </table:table-cell>
          <table:table-cell table:formula="of:=MIN([.D26:.D39])" office:value-type="float" office:value="96.37" calcext:value-type="float">
            <text:p>96.37</text:p>
          </table:table-cell>
          <table:table-cell table:formula="of:=([.S39]-[.E39])/([.S39]-[.T39])*-100" office:value-type="float" office:value="-7.40517760385313" calcext:value-type="float">
            <text:p>-7.4051776039</text:p>
          </table:table-cell>
          <table:table-cell table:formula="of:=([.E39]-[.T39])/([.S39]-[.T39])*100" office:value-type="float" office:value="92.5948223961469" calcext:value-type="float">
            <text:p>92.5948223961</text:p>
          </table:table-cell>
          <table:table-cell table:formula="of:=([.C39]+[.D39]+[.E39])/3" office:value-type="float" office:value="106.95" calcext:value-type="float">
            <text:p>106.95</text:p>
          </table:table-cell>
          <table:table-cell table:formula="of:=AVERAGE([.W20:.W39])" office:value-type="float" office:value="106.669" calcext:value-type="float">
            <text:p>106.669</text:p>
          </table:table-cell>
          <table:table-cell table:formula="of:=(ABS([.X39]-[.W39])+ABS([.X39]-[.W38])+ABS([.X39]-[.W37])+ABS([.X39]-[.W36])+ABS([.X39]-[.W35])+ABS([.X39]-[.W34])+ABS([.X39]-[.W33])+ABS([.X39]-[.W32])+ABS([.X39]-[.W31])+ABS([.X39]-[.W30])+ABS([.X39]-[.W29])+ABS([.X39]-[.W28])+ABS([.X39]-[.W27])+ABS([.X39]-[.W26])+ABS([.X39]-[.W25])+ABS([.X39]-[.W24])+ABS([.X39]-[.W23])+ABS([.X39]-[.W22])+ABS([.X39]-[.W21])+ABS([.X39]-[.W20]))/20" office:value-type="float" office:value="2.27333333333333" calcext:value-type="float">
            <text:p>2.2733333333</text:p>
          </table:table-cell>
          <table:table-cell table:style-name="ce4" table:formula="of:=([.W39]-[.X39])/(0.015*[.Y39])" office:value-type="float" office:value="8.24046920821091" calcext:value-type="float">
            <text:p>8.2404692082</text:p>
          </table:table-cell>
          <table:table-cell table:formula="of:=([.E39]-[.E27])/[.E27]*100" office:value-type="float" office:value="5.01832534536228" calcext:value-type="float">
            <text:p>5.0183253454</text:p>
          </table:table-cell>
          <table:table-cell table:formula="of:=AVERAGE([.E35:.E39])" office:value-type="float" office:value="108.182" calcext:value-type="float">
            <text:p>108.182</text:p>
          </table:table-cell>
          <table:table-cell table:formula="of:=(5*[.E39]+4*[.E38]+3*[.E37]+2*[.E36]+[.E35])/15" office:value-type="float" office:value="109.810666666667" calcext:value-type="float">
            <text:p>109.8106666667</text:p>
          </table:table-cell>
        </table:table-row>
        <table:table-row table:style-name="ro2">
          <table:table-cell office:value-type="date" office:date-value="2014-08-25" calcext:value-type="date">
            <text:p>25/08/2014</text:p>
          </table:table-cell>
          <table:table-cell table:number-columns-repeated="2" office:value-type="float" office:value="112.69" calcext:value-type="float">
            <text:p>112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77" calcext:value-type="float">
            <text:p>110.77</text:p>
          </table:table-cell>
          <table:table-cell office:value-type="float" office:value="3051284" calcext:value-type="float">
            <text:p>3051284</text:p>
          </table:table-cell>
          <table:table-cell table:formula="of:=[.E40]-[.E39]" office:value-type="float" office:value="-0.980000000000004" calcext:value-type="float">
            <text:p>-0.98</text:p>
          </table:table-cell>
          <table:table-cell table:formula="of:=([.E40]*(2/(12 +1))+[.H39]*(1-(2/(12+1))))" office:value-type="float" office:value="107.788076494593" calcext:value-type="float">
            <text:p>107.7880764946</text:p>
          </table:table-cell>
          <table:table-cell table:formula="of:=([.E40]*(2/(26 +1))+[.I39]*(1-(2/(26+1))))" office:value-type="float" office:value="106.102266467794" calcext:value-type="float">
            <text:p>106.1022664678</text:p>
          </table:table-cell>
          <table:table-cell table:formula="of:=([.H40]) - ([.I40])" office:value-type="float" office:value="1.68581002679981" calcext:value-type="float">
            <text:p>1.6858100268</text:p>
          </table:table-cell>
          <table:table-cell table:formula="of:=([.J40]*(2/(9 +1))+[.K39]*(1-(2/(9+1))))" office:value-type="float" office:value="1.25822586028378" calcext:value-type="float">
            <text:p>1.2582258603</text:p>
          </table:table-cell>
          <table:table-cell table:formula="of:=([.J40]) - ([.K40])" office:value-type="float" office:value="0.427584166516036" calcext:value-type="float">
            <text:p>0.4275841665</text:p>
          </table:table-cell>
          <table:table-cell table:formula="of:=IF([.G40]&lt;0;-[.G40];0)" office:value-type="float" office:value="0.980000000000004" calcext:value-type="float">
            <text:p>0.98</text:p>
          </table:table-cell>
          <table:table-cell table:formula="of:=IF([.G40]&gt;0;[.G40];0)" office:value-type="float" office:value="0" calcext:value-type="float">
            <text:p>0</text:p>
          </table:table-cell>
          <table:table-cell table:formula="of:=(([.O39]*13)+[.N40])/14" office:value-type="float" office:value="1.06357213421825" calcext:value-type="float">
            <text:p>1.0635721342</text:p>
          </table:table-cell>
          <table:table-cell table:formula="of:=(([.P39]*13)+[.M40])/14" office:value-type="float" office:value="0.650090621922843" calcext:value-type="float">
            <text:p>0.6500906219</text:p>
          </table:table-cell>
          <table:table-cell table:formula="of:=[.O40]/[.P40]" office:value-type="float" office:value="1.63603672834475" calcext:value-type="float">
            <text:p>1.6360367283</text:p>
          </table:table-cell>
          <table:table-cell table:formula="of:=IF([.P40]=0;100;100-(100/(1+[.Q40])))" office:value-type="float" office:value="62.0642615010933" calcext:value-type="float">
            <text:p>62.0642615011</text:p>
          </table:table-cell>
          <table:table-cell table:formula="of:=MAX([.C27:.C40])" office:value-type="float" office:value="112.98" calcext:value-type="float">
            <text:p>112.98</text:p>
          </table:table-cell>
          <table:table-cell table:formula="of:=MIN([.D27:.D40])" office:value-type="float" office:value="96.37" calcext:value-type="float">
            <text:p>96.37</text:p>
          </table:table-cell>
          <table:table-cell table:formula="of:=([.S40]-[.E40])/([.S40]-[.T40])*-100" office:value-type="float" office:value="-13.3052378085491" calcext:value-type="float">
            <text:p>-13.3052378085</text:p>
          </table:table-cell>
          <table:table-cell table:formula="of:=([.E40]-[.T40])/([.S40]-[.T40])*100" office:value-type="float" office:value="86.6947621914509" calcext:value-type="float">
            <text:p>86.6947621915</text:p>
          </table:table-cell>
          <table:table-cell table:formula="of:=([.C40]+[.D40]+[.E40])/3" office:value-type="float" office:value="111.336666666667" calcext:value-type="float">
            <text:p>111.3366666667</text:p>
          </table:table-cell>
          <table:table-cell table:formula="of:=AVERAGE([.W21:.W40])" office:value-type="float" office:value="106.934333333333" calcext:value-type="float">
            <text:p>106.9343333333</text:p>
          </table:table-cell>
          <table:table-cell table:formula="of:=(ABS([.X40]-[.W40])+ABS([.X40]-[.W39])+ABS([.X40]-[.W38])+ABS([.X40]-[.W37])+ABS([.X40]-[.W36])+ABS([.X40]-[.W35])+ABS([.X40]-[.W34])+ABS([.X40]-[.W33])+ABS([.X40]-[.W32])+ABS([.X40]-[.W31])+ABS([.X40]-[.W30])+ABS([.X40]-[.W29])+ABS([.X40]-[.W28])+ABS([.X40]-[.W27])+ABS([.X40]-[.W26])+ABS([.X40]-[.W25])+ABS([.X40]-[.W24])+ABS([.X40]-[.W23])+ABS([.X40]-[.W22])+ABS([.X40]-[.W21]))/20" office:value-type="float" office:value="2.46066666666666" calcext:value-type="float">
            <text:p>2.4606666667</text:p>
          </table:table-cell>
          <table:table-cell table:style-name="ce4" table:formula="of:=([.W40]-[.X40])/(0.015*[.Y40])" office:value-type="float" office:value="119.272103314368" calcext:value-type="float">
            <text:p>119.2721033144</text:p>
          </table:table-cell>
          <table:table-cell table:formula="of:=([.E40]-[.E28])/[.E28]*100" office:value-type="float" office:value="5.44502617801047" calcext:value-type="float">
            <text:p>5.445026178</text:p>
          </table:table-cell>
          <table:table-cell table:formula="of:=AVERAGE([.E36:.E40])" office:value-type="float" office:value="109.584" calcext:value-type="float">
            <text:p>109.584</text:p>
          </table:table-cell>
          <table:table-cell table:formula="of:=(5*[.E40]+4*[.E39]+3*[.E38]+2*[.E37]+[.E36])/15" office:value-type="float" office:value="110.673333333333" calcext:value-type="float">
            <text:p>110.6733333333</text:p>
          </table:table-cell>
        </table:table-row>
        <table:table-row table:style-name="ro2">
          <table:table-cell office:value-type="date" office:date-value="2014-08-26" calcext:value-type="date">
            <text:p>26/08/2014</text:p>
          </table:table-cell>
          <table:table-cell table:number-columns-repeated="2" office:value-type="float" office:value="112.71" calcext:value-type="float">
            <text:p>112.7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1" calcext:value-type="float">
            <text:p>107.31</text:p>
          </table:table-cell>
          <table:table-cell office:value-type="float" office:value="4793129" calcext:value-type="float">
            <text:p>4793129</text:p>
          </table:table-cell>
          <table:table-cell table:formula="of:=[.E41]-[.E40]" office:value-type="float" office:value="-3.45999999999999" calcext:value-type="float">
            <text:p>-3.46</text:p>
          </table:table-cell>
          <table:table-cell table:formula="of:=([.E41]*(2/(12 +1))+[.H40]*(1-(2/(12+1))))" office:value-type="float" office:value="107.714526264656" calcext:value-type="float">
            <text:p>107.7145262647</text:p>
          </table:table-cell>
          <table:table-cell table:formula="of:=([.E41]*(2/(26 +1))+[.I40]*(1-(2/(26+1))))" office:value-type="float" office:value="106.19172821092" calcext:value-type="float">
            <text:p>106.1917282109</text:p>
          </table:table-cell>
          <table:table-cell table:formula="of:=([.H41]) - ([.I41])" office:value-type="float" office:value="1.52279805373597" calcext:value-type="float">
            <text:p>1.5227980537</text:p>
          </table:table-cell>
          <table:table-cell table:formula="of:=([.J41]*(2/(9 +1))+[.K40]*(1-(2/(9+1))))" office:value-type="float" office:value="1.31114029897422" calcext:value-type="float">
            <text:p>1.311140299</text:p>
          </table:table-cell>
          <table:table-cell table:formula="of:=([.J41]) - ([.K41])" office:value-type="float" office:value="0.211657754761752" calcext:value-type="float">
            <text:p>0.2116577548</text:p>
          </table:table-cell>
          <table:table-cell table:formula="of:=IF([.G41]&lt;0;-[.G41];0)" office:value-type="float" office:value="3.45999999999999" calcext:value-type="float">
            <text:p>3.46</text:p>
          </table:table-cell>
          <table:table-cell table:formula="of:=IF([.G41]&gt;0;[.G41];0)" office:value-type="float" office:value="0" calcext:value-type="float">
            <text:p>0</text:p>
          </table:table-cell>
          <table:table-cell table:formula="of:=(([.O40]*13)+[.N41])/14" office:value-type="float" office:value="0.987602696059803" calcext:value-type="float">
            <text:p>0.9876026961</text:p>
          </table:table-cell>
          <table:table-cell table:formula="of:=(([.P40]*13)+[.M41])/14" office:value-type="float" office:value="0.850798434642639" calcext:value-type="float">
            <text:p>0.8507984346</text:p>
          </table:table-cell>
          <table:table-cell table:formula="of:=[.O41]/[.P41]" office:value-type="float" office:value="1.16079514941118" calcext:value-type="float">
            <text:p>1.1607951494</text:p>
          </table:table-cell>
          <table:table-cell table:formula="of:=IF([.P41]=0;100;100-(100/(1+[.Q41])))" office:value-type="float" office:value="53.7207402435858" calcext:value-type="float">
            <text:p>53.7207402436</text:p>
          </table:table-cell>
          <table:table-cell table:formula="of:=MAX([.C28:.C41])" office:value-type="float" office:value="112.98" calcext:value-type="float">
            <text:p>112.98</text:p>
          </table:table-cell>
          <table:table-cell table:formula="of:=MIN([.D28:.D41])" office:value-type="float" office:value="96.37" calcext:value-type="float">
            <text:p>96.37</text:p>
          </table:table-cell>
          <table:table-cell table:formula="of:=([.S41]-[.E41])/([.S41]-[.T41])*-100" office:value-type="float" office:value="-34.1360626128838" calcext:value-type="float">
            <text:p>-34.1360626129</text:p>
          </table:table-cell>
          <table:table-cell table:formula="of:=([.E41]-[.T41])/([.S41]-[.T41])*100" office:value-type="float" office:value="65.8639373871162" calcext:value-type="float">
            <text:p>65.8639373871</text:p>
          </table:table-cell>
          <table:table-cell table:formula="of:=([.C41]+[.D41]+[.E41])/3" office:value-type="float" office:value="109.013333333333" calcext:value-type="float">
            <text:p>109.0133333333</text:p>
          </table:table-cell>
          <table:table-cell table:formula="of:=AVERAGE([.W22:.W41])" office:value-type="float" office:value="106.946833333333" calcext:value-type="float">
            <text:p>106.9468333333</text:p>
          </table:table-cell>
          <table:table-cell table:formula="of:=(ABS([.X41]-[.W41])+ABS([.X41]-[.W40])+ABS([.X41]-[.W39])+ABS([.X41]-[.W38])+ABS([.X41]-[.W37])+ABS([.X41]-[.W36])+ABS([.X41]-[.W35])+ABS([.X41]-[.W34])+ABS([.X41]-[.W33])+ABS([.X41]-[.W32])+ABS([.X41]-[.W31])+ABS([.X41]-[.W30])+ABS([.X41]-[.W29])+ABS([.X41]-[.W28])+ABS([.X41]-[.W27])+ABS([.X41]-[.W26])+ABS([.X41]-[.W25])+ABS([.X41]-[.W24])+ABS([.X41]-[.W23])+ABS([.X41]-[.W22]))/20" office:value-type="float" office:value="2.47316666666666" calcext:value-type="float">
            <text:p>2.4731666667</text:p>
          </table:table-cell>
          <table:table-cell table:style-name="ce4" table:formula="of:=([.W41]-[.X41])/(0.015*[.Y41])" office:value-type="float" office:value="55.7045623020417" calcext:value-type="float">
            <text:p>55.704562302</text:p>
          </table:table-cell>
          <table:table-cell table:formula="of:=([.E41]-[.E29])/[.E29]*100" office:value-type="float" office:value="1.06423055189301" calcext:value-type="float">
            <text:p>1.0642305519</text:p>
          </table:table-cell>
          <table:table-cell table:formula="of:=AVERAGE([.E37:.E41])" office:value-type="float" office:value="110.206" calcext:value-type="float">
            <text:p>110.206</text:p>
          </table:table-cell>
          <table:table-cell table:formula="of:=(5*[.E41]+4*[.E40]+3*[.E39]+2*[.E38]+[.E37])/15" office:value-type="float" office:value="109.915333333333" calcext:value-type="float">
            <text:p>109.9153333333</text:p>
          </table:table-cell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56:24.710089901</meta:creation-date>
    <dc:date>2017-12-06T13:11:29.986469572</dc:date>
    <meta:editing-duration>PT41M52S</meta:editing-duration>
    <meta:editing-cycles>1</meta:editing-cycles>
    <meta:document-statistic meta:table-count="1" meta:cell-count="874" meta:object-count="0"/>
    <meta:generator>LibreOffice/5.1.6.2$Linux_X86_64 LibreOffice_project/10m0$Build-2</meta:generator>
  </office:meta>
</office:document-meta>
</file>